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meta.xml" manifest:media-type="text/xml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Replacements/Object 144" manifest:media-type="application/x-openoffice-gdimetafile;windows_formatname=&quot;GDIMetaFile&quot;"/>
  <manifest:file-entry manifest:full-path="ObjectReplacements/Object 142" manifest:media-type=""/>
  <manifest:file-entry manifest:full-path="ObjectReplacements/Object 140" manifest:media-type=""/>
  <manifest:file-entry manifest:full-path="ObjectReplacements/Object 1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"/>
  <manifest:file-entry manifest:full-path="ObjectReplacements/Object 52" manifest:media-type=""/>
  <manifest:file-entry manifest:full-path="ObjectReplacements/Object 118" manifest:media-type="application/x-openoffice-gdimetafile;windows_formatname=&quot;GDIMetaFile&quot;"/>
  <manifest:file-entry manifest:full-path="ObjectReplacements/Object 62" manifest:media-type="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0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40" manifest:media-type=""/>
  <manifest:file-entry manifest:full-path="ObjectReplacements/Object 106" manifest:media-type="application/x-openoffice-gdimetafile;windows_formatname=&quot;GDIMetaFile&quot;"/>
  <manifest:file-entry manifest:full-path="ObjectReplacements/Object 50" manifest:media-type=""/>
  <manifest:file-entry manifest:full-path="ObjectReplacements/Object 116" manifest:media-type="application/x-openoffice-gdimetafile;windows_formatname=&quot;GDIMetaFile&quot;"/>
  <manifest:file-entry manifest:full-path="ObjectReplacements/Object 60" manifest:media-type="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8" manifest:media-type=""/>
  <manifest:file-entry manifest:full-path="ObjectReplacements/Object 1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"/>
  <manifest:file-entry manifest:full-path="ObjectReplacements/Object 64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10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0" manifest:media-type="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"/>
  <manifest:file-entry manifest:full-path="ObjectReplacements/Object 78" manifest:media-type=""/>
  <manifest:file-entry manifest:full-path="ObjectReplacements/Object 8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8" manifest:media-type=""/>
  <manifest:file-entry manifest:full-path="ObjectReplacements/Object 84" manifest:media-type="application/x-openoffice-gdimetafile;windows_formatname=&quot;GDIMetaFile&quot;"/>
  <manifest:file-entry manifest:full-path="ObjectReplacements/Object 100" manifest:media-type="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10" manifest:media-type="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0" manifest:media-type=""/>
  <manifest:file-entry manifest:full-path="ObjectReplacements/Object 12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9.002cm" fo:margin-left="-0.81cm" fo:margin-top="0cm" fo:margin-bottom="0cm" table:align="left" style:writing-mode="lr-tb"/>
    </style:style>
    <style:style style:name="Tableau1.A" style:family="table-column">
      <style:table-column-properties style:column-width="2.154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1.919cm"/>
    </style:style>
    <style:style style:name="Tableau1.D" style:family="table-column">
      <style:table-column-properties style:column-width="0.496cm"/>
    </style:style>
    <style:style style:name="Tableau1.H" style:family="table-column">
      <style:table-column-properties style:column-width="1.312cm"/>
    </style:style>
    <style:style style:name="Tableau1.O" style:family="table-column">
      <style:table-column-properties style:column-width="1.445cm"/>
    </style:style>
    <style:style style:name="Tableau1.1" style:family="table-row">
      <style:table-row-properties style: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au1.C1" style:family="table-cell">
      <style:table-cell-properties style:vertical-align="middle" fo:padding-left="0.199cm" fo:padding-right="0.191cm" fo:padding-top="0cm" fo:padding-bottom="0cm" fo:border="1.5pt solid #000000"/>
    </style:style>
    <style:style style:name="Tableau1.D1" style:family="table-cell">
      <style:table-cell-properties style:vertical-align="middle"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H1" style:family="table-cell">
      <style:table-cell-properties style:vertical-align="middle" fo:padding-left="0.199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au1.K1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M1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2" style:family="table-row">
      <style:table-row-properties style:row-height="0.4cm" fo:keep-together="auto"/>
    </style:style>
    <style:style style:name="Tableau1.A2" style:family="table-cell">
      <style:table-cell-properties style:vertical-align="middle"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Tableau1.C2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1.5pt solid #000000" fo:border-bottom="1.5pt solid #000000"/>
    </style:style>
    <style:style style:name="Tableau1.O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au1.3" style:family="table-row">
      <style:table-row-properties fo:keep-together="auto"/>
    </style:style>
    <style:style style:name="Tableau1.K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M3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5" style:family="table-row">
      <style:table-row-properties fo:keep-together="auto"/>
    </style:style>
    <style:style style:name="Tableau1.7" style:family="table-row">
      <style:table-row-properties fo:keep-together="auto"/>
    </style:style>
    <style:style style:name="Tableau1.9" style:family="table-row">
      <style:table-row-properties fo:keep-together="auto"/>
    </style:style>
    <style:style style:name="Tableau1.11" style:family="table-row">
      <style:table-row-properties fo:keep-together="auto"/>
    </style:style>
    <style:style style:name="Tableau1.13" style:family="table-row">
      <style:table-row-properties style:min-row-height="0.395cm" fo:keep-together="auto"/>
    </style:style>
    <style:style style:name="Tableau1.15" style:family="table-row">
      <style:table-row-properties fo:keep-together="auto"/>
    </style:style>
    <style:style style:name="Tableau1.17" style:family="table-row">
      <style:table-row-properties fo:keep-together="auto"/>
    </style:style>
    <style:style style:name="Tableau1.D1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F17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D19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F19" style:family="table-cell">
      <style:table-cell-properties fo:padding-left="0.199cm" fo:padding-right="0.191cm" fo:padding-top="0cm" fo:padding-bottom="0cm" fo:border-left="1.5pt solid #000000" fo:border-right="1.5pt solid #000000" fo:border-top="0.5pt solid #000000" fo:border-bottom="0.5pt solid #000000"/>
    </style:style>
    <style:style style:name="Tableau1.A20" style:family="table-cell">
      <style:table-cell-properties style:vertical-align="middle" fo:padding-left="0.199cm" fo:padding-right="0.191cm" fo:padding-top="0cm" fo:padding-bottom="0cm" fo:border-left="none" fo:border-right="none" fo:border-top="0.5pt solid #000000" fo:border-bottom="0.5pt solid #000000"/>
    </style:style>
    <style:style style:name="Tableau1.C20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au1.21" style:family="table-row">
      <style:table-row-properties style:row-height="0.769cm" fo:keep-together="auto"/>
    </style:style>
    <style:style style:name="Tableau1.C21" style:family="table-cell">
      <style:table-cell-properties fo:padding-left="0.199cm" fo:padding-right="0.191cm" fo:padding-top="0cm" fo:padding-bottom="0cm" fo:border="0.5pt solid #000000"/>
    </style:style>
    <style:style style:name="Tableau1.D21" style:family="table-cell">
      <style:table-cell-properties fo:padding-left="0.199cm" fo:padding-right="0.191cm" fo:padding-top="0cm" fo:padding-bottom="0cm" fo:border-left="0.5pt solid #000000" fo:border-right="0.5pt solid #000000" fo:border-top="0.5pt solid #000000" fo:border-bottom="none"/>
    </style:style>
    <style:style style:name="Tableau1.E21" style:family="table-cell">
      <style:table-cell-properties fo:padding-left="0.199cm" fo:padding-right="0.191cm" fo:padding-top="0cm" fo:padding-bottom="0cm" fo:border="0.5pt solid #000000"/>
    </style:style>
    <style:style style:name="Tableau1.F21" style:family="table-cell">
      <style:table-cell-properties fo:padding-left="0.199cm" fo:padding-right="0.191cm" fo:padding-top="0cm" fo:padding-bottom="0cm" fo:border-left="0.5pt solid #000000" fo:border-right="0.5pt solid #000000" fo:border-top="0.5pt solid #000000" fo:border-bottom="none"/>
    </style:style>
    <style:style style:name="Tableau1.G21" style:family="table-cell">
      <style:table-cell-properties fo:padding-left="0.199cm" fo:padding-right="0.191cm" fo:padding-top="0cm" fo:padding-bottom="0cm" fo:border="0.5pt solid #000000"/>
    </style:style>
    <style:style style:name="Tableau1.H21" style:family="table-cell">
      <style:table-cell-properties style:vertical-align="middle" fo:padding-left="0.199cm" fo:padding-right="0.191cm" fo:padding-top="0cm" fo:padding-bottom="0cm" fo:border-left="0.5pt solid #000000" fo:border-right="0.5pt solid #000000" fo:border-top="0.5pt solid #000000" fo:border-bottom="none"/>
    </style:style>
    <style:style style:name="Tableau1.O2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none"/>
    </style:style>
    <style:style style:name="P1" style:family="paragraph" style:parent-style-name="Frame_20_contents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8pt" fo:language="en" fo:country="US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8pt" fo:language="en" fo:country="US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8pt" fo:language="en" fo:country="US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en" fo:country="US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 Math" fo:font-size="14pt" fo:language="en" fo:country="US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mbria Math" fo:font-size="12pt" fo:language="en" fo:country="US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Cambria Math" fo:font-size="16pt" fo:language="en" fo:country="US" style:font-size-asian="16pt" style:font-size-complex="16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c00000" style:font-name="Arial" fo:font-size="12pt" fo:language="en" fo:country="US" fo:font-weight="bold" fo:background-color="#ffffff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2" style:family="paragraph" style:parent-style-name="Standard">
      <style:paragraph-properties fo:margin-top="0cm" fo:margin-bottom="0cm" loext:contextual-spacing="false"/>
      <style:text-properties style:font-name="Calibri" fo:font-size="16pt" fo:language="en" fo:country="US" style:font-name-asian="Times New Roman" style:font-size-asian="16pt" style:font-name-complex="Arial1" style:font-size-complex="16pt"/>
    </style:style>
    <style:style style:name="P23" style:family="paragraph" style:parent-style-name="Standard">
      <style:paragraph-properties fo:margin-top="0cm" fo:margin-bottom="0cm" loext:contextual-spacing="false"/>
      <style:text-properties style:font-name="Calibri" fo:font-size="14pt" style:font-name-asian="Times New Roman" style:font-size-asian="14pt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Calibri" fo:font-size="12pt" style:font-name-asian="Times New Roman" style:font-size-asian="12pt" style:font-name-complex="Arial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Calibri" fo:font-size="9pt" style:font-name-asian="Times New Roman" style:font-size-asian="9pt" style:font-name-complex="Arial1" style:font-size-complex="9pt"/>
    </style:style>
    <style:style style:name="P26" style:family="paragraph" style:parent-style-name="Standard">
      <style:paragraph-properties>
        <style:tab-stops>
          <style:tab-stop style:position="3.355cm"/>
        </style:tab-stops>
      </style:paragraph-properties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>
      <style:text-properties fo:language="de" fo:country="DE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8pt" fo:language="en" fo:country="US" fo:font-weight="bold" style:font-size-asian="8pt" style:font-weight-asian="bold" style:font-size-complex="8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font-size="12pt" fo:language="en" fo:country="US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4pt" fo:language="en" fo:country="US" style:font-size-asian="14pt" style:font-size-complex="14pt"/>
    </style:style>
    <style:style style:name="P35" style:family="paragraph" style:parent-style-name="Standard">
      <style:paragraph-properties fo:margin-top="0cm" fo:margin-bottom="0cm" loext:contextual-spacing="false"/>
      <style:text-properties style:font-name="Calibri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Arial1" style:font-size-complex="14pt" style:font-weight-complex="bold"/>
    </style:style>
    <style:style style:name="P36" style:family="paragraph" style:parent-style-name="Standard">
      <style:paragraph-properties>
        <style:tab-stops>
          <style:tab-stop style:position="2.972cm"/>
        </style:tab-stops>
      </style:paragraph-properties>
      <style:text-properties fo:language="en" fo:country="US"/>
    </style:style>
    <style:style style:name="P37" style:family="paragraph">
      <loext:graphic-properties draw:fill="non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de" fo:country="DE" style:font-size-asian="14pt" style:font-size-complex="14pt"/>
    </style:style>
    <style:style style:name="T3" style:family="text">
      <style:text-properties fo:color="#000000" style:font-name="Calibri" fo:font-size="14pt" fo:language="en" fo:country="US" fo:font-weight="bold" style:font-name-asian="Times New Roman" style:font-size-asian="14pt" style:font-weight-asian="bold" style:font-name-complex="Arial1" style:font-size-complex="14pt" style:font-style-complex="italic" style:font-weight-complex="bold"/>
    </style:style>
    <style:style style:name="T4" style:family="text">
      <style:text-properties style:font-name="Cambria Math" fo:font-size="16pt" fo:language="en" fo:country="US" style:font-size-asian="16pt" style:font-size-complex="16pt"/>
    </style:style>
    <style:style style:name="T5" style:family="text">
      <style:text-properties fo:color="#c00000" style:font-name="Arial" fo:font-size="12pt" fo:language="en" fo:country="US" fo:font-weight="bold" fo:background-color="#ffffff" loext:char-shading-value="0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Calibri" fo:language="en" fo:country="US" style:font-name-asian="Times New Roman" style:font-name-complex="Arial1" style:font-weight-complex="bold"/>
    </style:style>
    <style:style style:name="T7" style:family="text">
      <style:text-properties style:font-name="Calibri" fo:font-size="14pt" fo:language="en" fo:country="US" style:text-underline-style="solid" style:text-underline-width="auto" style:text-underline-color="font-color" fo:font-weight="bold" style:font-name-asian="Times New Roman" style:font-size-asian="14pt" style:font-weight-asian="bold" style:font-name-complex="Arial1" style:font-size-complex="14pt" style:font-weight-complex="bold"/>
    </style:style>
    <style:style style:name="T8" style:family="text">
      <style:text-properties style:font-name="Calibri" fo:font-size="14pt" fo:language="en" fo:country="US" style:font-name-asian="Times New Roman" style:font-size-asian="14pt" style:font-name-complex="Arial1" style:font-size-complex="14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ffffff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fo:min-height="0cm" fo:min-width="0cm" fo:padding-top="0.035cm" fo:padding-bottom="0.035cm" fo:padding-left="0.035cm" fo:padding-right="0.03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><draw:frame draw:style-name="fr1" draw:name="Cadre1" text:anchor-type="char" svg:x="0.718cm" svg:y="0.855cm" svg:width="0.988cm" svg:height="0.861cm" draw:z-index="0"><draw:text-box><text:p text:style-name="P1"><draw:frame draw:style-name="fr2" draw:name="1" text:anchor-type="as-char" svg:width="0.15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p></draw:text-box></draw:frame></text:p>
      <text:p text:style-name="P26"><draw:custom-shape text:anchor-type="char" draw:z-index="2" draw:style-name="gr1" draw:text-style-name="P37" svg:width="0.048cm" svg:height="10.727cm" svg:x="1.101cm" svg:y="0.811cm"><text:p/><draw:enhanced-geometry draw:mirror-vertical="true" svg:viewBox="0 0 21600 21600" draw:type="mso-spt32" draw:enhanced-path="M 0 0 L 21600 21600 N"/></draw:custom-shape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column table:style-name="Tableau1.C"/>
        <table:table-column table:style-name="Tableau1.H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O"/>
        <table:table-row table:style-name="Tableau1.1">
          <table:table-cell table:style-name="Tableau1.A1" office:value-type="string">
            <text:p text:style-name="P4"><draw:frame draw:style-name="fr2" draw:name="2" text:anchor-type="as-char" svg:width="1.256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2,79097E-06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4,61284E-08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7,44634E-08</text:p>
          </table:table-cell>
          <table:table-cell table:style-name="Tableau1.H1" office:value-type="string">
            <text:p text:style-name="P4"><draw:frame draw:style-name="fr2" draw:name="3" text:anchor-type="as-char" svg:width="0.898cm" svg:height="0.556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31">1,00000</text:p>
          </table:table-cell>
          <table:table-cell table:style-name="Tableau1.K1" office:value-type="string">
            <text:p text:style-name="P11"/>
          </table:table-cell>
          <table:table-cell table:style-name="Tableau1.C1" office:value-type="string">
            <text:p text:style-name="P31">1,00000</text:p>
          </table:table-cell>
          <table:table-cell table:style-name="Tableau1.M1" office:value-type="string">
            <text:p text:style-name="P11"/>
          </table:table-cell>
          <table:table-cell table:style-name="Tableau1.C1" office:value-type="string">
            <text:p text:style-name="P31">1,00000</text:p>
          </table:table-cell>
          <table:table-cell table:style-name="Tableau1.H1" office:value-type="string">
            <text:p text:style-name="P3"><draw:frame draw:style-name="fr2" draw:name="4" text:anchor-type="as-char" svg:width="0.898cm" svg:height="0.556cm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3">
          <table:table-cell table:style-name="Tableau1.A1" office:value-type="string">
            <text:p text:style-name="P4"><draw:frame draw:style-name="fr2" draw:name="5" text:anchor-type="as-char" svg:width="1.134cm" svg:height="0.531cm" draw:z-index="7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2,40343E-06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0,00000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4,51873E-06</text:p>
          </table:table-cell>
          <table:table-cell table:style-name="Tableau1.H1" office:value-type="string">
            <text:p text:style-name="P4"><draw:frame draw:style-name="fr2" draw:name="6" text:anchor-type="as-char" svg:width="0.774cm" svg:height="0.556cm" draw:z-index="8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4,25017E-01</text:p>
          </table:table-cell>
          <table:table-cell table:style-name="Tableau1.K3" office:value-type="string">
            <text:p text:style-name="P8"/>
          </table:table-cell>
          <table:table-cell table:style-name="Tableau1.C1" office:value-type="string">
            <text:p text:style-name="P7">3,10388E-01</text:p>
          </table:table-cell>
          <table:table-cell table:style-name="Tableau1.M3" office:value-type="string">
            <text:p text:style-name="P8"/>
          </table:table-cell>
          <table:table-cell table:style-name="Tableau1.C1" office:value-type="string">
            <text:p text:style-name="P7">4,18274E-01</text:p>
          </table:table-cell>
          <table:table-cell table:style-name="Tableau1.H1" office:value-type="string">
            <text:p text:style-name="P3"><draw:frame draw:style-name="fr2" draw:name="7" text:anchor-type="as-char" svg:width="0.774cm" svg:height="0.556cm" draw:z-index="9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5">
          <table:table-cell table:style-name="Tableau1.A1" office:value-type="string">
            <text:p text:style-name="P4"><draw:frame draw:style-name="fr2" draw:name="8" text:anchor-type="as-char" svg:width="1.132cm" svg:height="0.531cm" draw:z-index="10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1,16064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54283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0,00000</text:p>
          </table:table-cell>
          <table:table-cell table:style-name="Tableau1.H1" office:value-type="string">
            <text:p text:style-name="P4"><draw:frame draw:style-name="fr2" draw:name="9" text:anchor-type="as-char" svg:width="0.774cm" svg:height="0.556cm" draw:z-index="1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1,35055E-01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5,28569E-02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1,46093E-01</text:p>
          </table:table-cell>
          <table:table-cell table:style-name="Tableau1.H1" office:value-type="string">
            <text:p text:style-name="P3"><draw:frame draw:style-name="fr2" draw:name="10" text:anchor-type="as-char" svg:width="0.774cm" svg:height="0.556cm" draw:z-index="12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7">
          <table:table-cell table:style-name="Tableau1.A1" office:value-type="string">
            <text:p text:style-name="P4"><draw:frame draw:style-name="fr2" draw:name="11" text:anchor-type="as-char" svg:width="1.131cm" svg:height="0.531cm" draw:z-index="13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1,37170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66283E-06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3,30297E-06</text:p>
          </table:table-cell>
          <table:table-cell table:style-name="Tableau1.H1" office:value-type="string">
            <text:p text:style-name="P4"><draw:frame draw:style-name="fr2" draw:name="12" text:anchor-type="as-char" svg:width="0.773cm" svg:height="0.556cm" draw:z-index="1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2,00996E-02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3,45288E-02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1,89425E-02</text:p>
          </table:table-cell>
          <table:table-cell table:style-name="Tableau1.H1" office:value-type="string">
            <text:p text:style-name="P3"><draw:frame draw:style-name="fr2" draw:name="13" text:anchor-type="as-char" svg:width="0.773cm" svg:height="0.556cm" draw:z-index="1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9">
          <table:table-cell table:style-name="Tableau1.A1" office:value-type="string">
            <text:p text:style-name="P4"><draw:frame draw:style-name="fr2" draw:name="14" text:anchor-type="as-char" svg:width="1.132cm" svg:height="0.531cm" draw:z-index="1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3,20008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1,60364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5,13797E-06</text:p>
          </table:table-cell>
          <table:table-cell table:style-name="Tableau1.H1" office:value-type="string">
            <text:p text:style-name="P4"><draw:frame draw:style-name="fr2" draw:name="15" text:anchor-type="as-char" svg:width="0.774cm" svg:height="0.556cm" draw:z-index="17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8,63441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6,54014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8,48657E-03</text:p>
          </table:table-cell>
          <table:table-cell table:style-name="Tableau1.H1" office:value-type="string">
            <text:p text:style-name="P3"><draw:frame draw:style-name="fr2" draw:name="16" text:anchor-type="as-char" svg:width="0.774cm" svg:height="0.556cm" draw:z-index="1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0"/>
          </table:table-cell>
          <table:table-cell table:style-name="Tableau1.C2" office:value-type="string">
            <text:p text:style-name="P10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2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11">
          <table:table-cell table:style-name="Tableau1.A1" office:value-type="string">
            <text:p text:style-name="P4"><draw:frame draw:style-name="fr2" draw:name="17" text:anchor-type="as-char" svg:width="1.131cm" svg:height="0.531cm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3,29921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6,47449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0,00000</text:p>
          </table:table-cell>
          <table:table-cell table:style-name="Tableau1.H1" office:value-type="string">
            <text:p text:style-name="P4"><draw:frame draw:style-name="fr2" draw:name="18" text:anchor-type="as-char" svg:width="0.771cm" svg:height="0.556cm" draw:z-index="20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3,65329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63537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3,59649 E-03</text:p>
          </table:table-cell>
          <table:table-cell table:style-name="Tableau1.H1" office:value-type="string">
            <text:p text:style-name="P3"><draw:frame draw:style-name="fr2" draw:name="19" text:anchor-type="as-char" svg:width="0.771cm" svg:height="0.556cm" draw:z-index="2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7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13">
          <table:table-cell table:style-name="Tableau1.A1" office:value-type="string">
            <text:p text:style-name="P4"><draw:frame draw:style-name="fr2" draw:name="20" text:anchor-type="as-char" svg:width="1.145cm" svg:height="0.531cm" draw:z-index="22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9,76003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0,00000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3,12326E-03</text:p>
          </table:table-cell>
          <table:table-cell table:style-name="Tableau1.H1" office:value-type="string">
            <text:p text:style-name="P4"><draw:frame draw:style-name="fr2" draw:name="21" text:anchor-type="as-char" svg:width="0.783cm" svg:height="0.556cm" draw:z-index="23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7,50867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1,54509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6,97578E-04</text:p>
          </table:table-cell>
          <table:table-cell table:style-name="Tableau1.H1" office:value-type="string">
            <text:p text:style-name="P3"><draw:frame draw:style-name="fr2" draw:name="22" text:anchor-type="as-char" svg:width="0.783cm" svg:height="0.556cm" draw:z-index="2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7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15">
          <table:table-cell table:style-name="Tableau1.A1" office:value-type="string">
            <text:p text:style-name="P4"><draw:frame draw:style-name="fr2" draw:name="23" text:anchor-type="as-char" svg:width="1.132cm" svg:height="0.531cm" draw:z-index="2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au1.B1" office:value-type="string">
            <text:p text:style-name="P18"/>
          </table:table-cell>
          <table:table-cell table:style-name="Tableau1.C1" office:value-type="string">
            <text:p text:style-name="P7">4,24880E-03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0,00000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7,85375E-03</text:p>
          </table:table-cell>
          <table:table-cell table:style-name="Tableau1.H1" office:value-type="string">
            <text:p text:style-name="P4"><draw:frame draw:style-name="fr2" draw:name="24" text:anchor-type="as-char" svg:width="0.771cm" svg:height="0.556cm" draw:z-index="26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2,28668E-04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9,05609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47016E-04</text:p>
          </table:table-cell>
          <table:table-cell table:style-name="Tableau1.H1" office:value-type="string">
            <text:p text:style-name="P3"><draw:frame draw:style-name="fr2" draw:name="25" text:anchor-type="as-char" svg:width="0.771cm" svg:height="0.556cm" draw:z-index="27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7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17">
          <table:table-cell table:style-name="Tableau1.A1" office:value-type="string">
            <text:p text:style-name="P4"><draw:frame draw:style-name="fr2" draw:name="26" text:anchor-type="as-char" svg:width="1.127cm" svg:height="0.531cm" draw:z-index="28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1,95769E-02</text:p>
          </table:table-cell>
          <table:table-cell table:style-name="Tableau1.D17" office:value-type="string">
            <text:p text:style-name="P8"/>
          </table:table-cell>
          <table:table-cell table:style-name="Tableau1.C1" office:value-type="string">
            <text:p text:style-name="P7">4,62922E-02</text:p>
          </table:table-cell>
          <table:table-cell table:style-name="Tableau1.F17" office:value-type="string">
            <text:p text:style-name="P8"/>
          </table:table-cell>
          <table:table-cell table:style-name="Tableau1.C1" office:value-type="string">
            <text:p text:style-name="P7">0,00000</text:p>
          </table:table-cell>
          <table:table-cell table:style-name="Tableau1.H1" office:value-type="string">
            <text:p text:style-name="P4"><draw:frame draw:style-name="fr2" draw:name="27" text:anchor-type="as-char" svg:width="0.769cm" svg:height="0.556cm" draw:z-index="29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7,79366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99360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8,44869E-05</text:p>
          </table:table-cell>
          <table:table-cell table:style-name="Tableau1.H1" office:value-type="string">
            <text:p text:style-name="P3"><draw:frame draw:style-name="fr2" draw:name="28" text:anchor-type="as-char" svg:width="0.769cm" svg:height="0.556cm" draw:z-index="30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</table:table-row>
        <table:table-row table:style-name="Tableau1.2">
          <table:table-cell table:style-name="Tableau1.A2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A1" office:value-type="string">
            <text:p text:style-name="P13"/>
          </table:table-cell>
          <table:table-cell table:style-name="Tableau1.C2" office:value-type="string">
            <text:p text:style-name="P13"/>
          </table:table-cell>
          <table:table-cell table:style-name="Tableau1.O2" office:value-type="string">
            <text:p text:style-name="P5"/>
          </table:table-cell>
        </table:table-row>
        <table:table-row table:style-name="Tableau1.1">
          <table:table-cell table:style-name="Tableau1.A1" office:value-type="string">
            <text:p text:style-name="P4"><draw:frame draw:style-name="fr2" draw:name="29" text:anchor-type="as-char" svg:width="1.125cm" svg:height="0.531cm" draw:z-index="31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2,16428E-01</text:p>
          </table:table-cell>
          <table:table-cell table:style-name="Tableau1.D19" office:value-type="string">
            <text:p text:style-name="P9"/>
          </table:table-cell>
          <table:table-cell table:style-name="Tableau1.C1" office:value-type="string">
            <text:p text:style-name="P7">1,36400E-02</text:p>
          </table:table-cell>
          <table:table-cell table:style-name="Tableau1.F19" office:value-type="string">
            <text:p text:style-name="P9"/>
          </table:table-cell>
          <table:table-cell table:style-name="Tableau1.C1" office:value-type="string">
            <text:p text:style-name="P7">1,42400E-02</text:p>
          </table:table-cell>
          <table:table-cell table:style-name="Tableau1.H1" office:value-type="string">
            <text:p text:style-name="P4"><draw:frame draw:style-name="fr2" draw:name="30" text:anchor-type="as-char" svg:width="0.767cm" svg:height="0.556cm" draw:z-index="32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  <table:table-cell table:style-name="Tableau1.B1" office:value-type="string">
            <text:p text:style-name="P6"/>
          </table:table-cell>
          <table:table-cell table:style-name="Tableau1.C1" office:value-type="string">
            <text:p text:style-name="P7">1,15016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2,99360E-05</text:p>
          </table:table-cell>
          <table:table-cell table:style-name="Tableau1.D1" office:value-type="string">
            <text:p text:style-name="P7"/>
          </table:table-cell>
          <table:table-cell table:style-name="Tableau1.C1" office:value-type="string">
            <text:p text:style-name="P7">1,08442E-05</text:p>
          </table:table-cell>
          <table:table-cell table:style-name="Tableau1.H1" office:value-type="string">
            <text:p text:style-name="P3"><draw:frame draw:style-name="fr2" draw:name="31" text:anchor-type="as-char" svg:width="0.767cm" svg:height="0.556cm" draw:z-index="33"><draw:object xlink:href="./Object 62" xlink:type="simple" xlink:show="embed" xlink:actuate="onLoad"/><draw:image xlink:href="./ObjectReplacements/Object 62" xlink:type="simple" xlink:show="embed" xlink:actuate="onLoad"/></draw:frame></text:p>
          </table:table-cell>
        </table:table-row>
        <table:table-row table:style-name="Tableau1.2">
          <table:table-cell table:style-name="Tableau1.A20" table:number-rows-spanned="2" office:value-type="string">
            <text:p text:style-name="P18"><draw:custom-shape text:anchor-type="char" draw:z-index="1" draw:style-name="gr1" draw:text-style-name="P37" svg:width="17.296cm" svg:height="0.003cm" svg:x="1.321cm" svg:y="0.071cm"><text:p/><draw:enhanced-geometry svg:viewBox="0 0 21600 21600" draw:type="mso-spt32" draw:enhanced-path="M 0 0 L 21600 21600 N"/></draw:custom-shape></text:p>
          </table:table-cell>
          <table:table-cell table:style-name="Tableau1.A2" table:number-rows-spanned="2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6"/>
          </table:table-cell>
          <table:table-cell table:style-name="Tableau1.C20" office:value-type="string">
            <text:p text:style-name="P6"/>
          </table:table-cell>
          <table:table-cell table:style-name="Tableau1.A1" office:value-type="string">
            <text:p text:style-name="P6"/>
          </table:table-cell>
        </table:table-row>
        <table:table-row table:style-name="Tableau1.21">
          <table:covered-table-cell/>
          <table:covered-table-cell/>
          <table:table-cell table:style-name="Tableau1.C21" office:value-type="string">
            <text:p text:style-name="P4"><draw:frame draw:style-name="fr3" draw:name="32" text:anchor-type="as-char" svg:y="-0.377cm" svg:width="0.427cm" svg:height="0.531cm" draw:z-index="34"><draw:object xlink:href="./Object 64" xlink:type="simple" xlink:show="embed" xlink:actuate="onLoad"/><draw:image xlink:href="./ObjectReplacements/Object 64" xlink:type="simple" xlink:show="embed" xlink:actuate="onLoad"/></draw:frame></text:p>
          </table:table-cell>
          <table:table-cell table:style-name="Tableau1.D21" office:value-type="string">
            <text:p text:style-name="P17"/>
          </table:table-cell>
          <table:table-cell table:style-name="Tableau1.E21" office:value-type="string">
            <text:p text:style-name="P4"><draw:frame draw:style-name="fr3" draw:name="33" text:anchor-type="as-char" svg:y="-0.377cm" svg:width="0.427cm" svg:height="0.531cm" draw:z-index="35"><draw:object xlink:href="./Object 66" xlink:type="simple" xlink:show="embed" xlink:actuate="onLoad"/><draw:image xlink:href="./ObjectReplacements/Object 66" xlink:type="simple" xlink:show="embed" xlink:actuate="onLoad"/></draw:frame></text:p>
          </table:table-cell>
          <table:table-cell table:style-name="Tableau1.F21" office:value-type="string">
            <text:p text:style-name="P17"/>
          </table:table-cell>
          <table:table-cell table:style-name="Tableau1.G21" office:value-type="string">
            <text:p text:style-name="P4"><draw:frame draw:style-name="fr3" draw:name="34" text:anchor-type="as-char" svg:y="-0.377cm" svg:width="0.429cm" svg:height="0.531cm" draw:z-index="36"><draw:object xlink:href="./Object 68" xlink:type="simple" xlink:show="embed" xlink:actuate="onLoad"/><draw:image xlink:href="./ObjectReplacements/Object 68" xlink:type="simple" xlink:show="embed" xlink:actuate="onLoad"/></draw:frame></text:p>
          </table:table-cell>
          <table:table-cell table:style-name="Tableau1.H21" table:number-columns-spanned="2" office:value-type="string">
            <text:p text:style-name="P14"/>
          </table:table-cell>
          <table:covered-table-cell/>
          <table:table-cell table:style-name="Tableau1.A1" office:value-type="string">
            <text:p text:style-name="P4"><draw:frame draw:style-name="fr3" draw:name="35" text:anchor-type="as-char" svg:y="-0.377cm" svg:width="0.427cm" svg:height="0.531cm" draw:z-index="37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au1.H21" office:value-type="string">
            <text:p text:style-name="P14"/>
          </table:table-cell>
          <table:table-cell table:style-name="Tableau1.A1" office:value-type="string">
            <text:p text:style-name="P4"><draw:frame draw:style-name="fr3" draw:name="36" text:anchor-type="as-char" svg:y="-0.377cm" svg:width="0.427cm" svg:height="0.531cm" draw:z-index="38"><draw:object xlink:href="./Object 72" xlink:type="simple" xlink:show="embed" xlink:actuate="onLoad"/><draw:image xlink:href="./ObjectReplacements/Object 72" xlink:type="simple" xlink:show="embed" xlink:actuate="onLoad"/></draw:frame></text:p>
          </table:table-cell>
          <table:table-cell table:style-name="Tableau1.H21" office:value-type="string">
            <text:p text:style-name="P14"/>
          </table:table-cell>
          <table:table-cell table:style-name="Tableau1.A1" office:value-type="string">
            <text:p text:style-name="P4"><draw:frame draw:style-name="fr3" draw:name="37" text:anchor-type="as-char" svg:y="-0.377cm" svg:width="0.429cm" svg:height="0.531cm" draw:z-index="39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Tableau1.O21" office:value-type="string">
            <text:p text:style-name="P32">States</text:p>
          </table:table-cell>
        </table:table-row>
      </table:table>
      <text:p text:style-name="P33"><text:s text:c="6"/>Table .x. Values of the Forward variables <text:s text:c="2"/>Table .x. Values of the Backward variables</text:p>
      <text:p text:style-name="P27"/>
      <text:p text:style-name="P27"/>
      <text:p text:style-name="P27"/>
      <text:p text:style-name="P36"><text:tab/></text:p>
      <text:p text:style-name="P27"/>
      <text:p text:style-name="P27"/>
      <text:p text:style-name="P27"/>
      <text:p text:style-name="P27"/>
      <text:p text:style-name="P27"/>
      <text:p text:style-name="Standard"/>
      <text:p text:style-name="Standard"/>
      <text:p text:style-name="Standard"/>
      <text:p text:style-name="P34"><text:soft-page-break/>In this section the results obtained from simulation are the four best in minimum energy consumption <text:s/></text:p>
      <text:p text:style-name="P3"><draw:frame draw:style-name="fr2" draw:name="38" text:anchor-type="as-char" svg:width="10.989cm" svg:height="0.617cm" draw:z-index="40"><draw:object xlink:href="./Object 76" xlink:type="simple" xlink:show="embed" xlink:actuate="onLoad"/><draw:image xlink:href="./ObjectReplacements/Object 76" xlink:type="simple" xlink:show="embed" xlink:actuate="onLoad"/></draw:frame></text:p>
      <text:p text:style-name="P3"><draw:frame draw:style-name="fr2" draw:name="39" text:anchor-type="as-char" svg:width="11.668cm" svg:height="0.617cm" draw:z-index="41"><draw:object xlink:href="./Object 78" xlink:type="simple" xlink:show="embed" xlink:actuate="onLoad"/><draw:image xlink:href="./ObjectReplacements/Object 78" xlink:type="simple" xlink:show="embed" xlink:actuate="onLoad"/></draw:frame></text:p>
      <text:p text:style-name="P3"><draw:frame draw:style-name="fr2" draw:name="40" text:anchor-type="as-char" svg:width="11.658cm" svg:height="0.617cm" draw:z-index="42"><draw:object xlink:href="./Object 80" xlink:type="simple" xlink:show="embed" xlink:actuate="onLoad"/><draw:image xlink:href="./ObjectReplacements/Object 80" xlink:type="simple" xlink:show="embed" xlink:actuate="onLoad"/></draw:frame></text:p>
      <text:p text:style-name="P3"><draw:frame draw:style-name="fr2" draw:name="41" text:anchor-type="as-char" svg:width="12.381cm" svg:height="0.617cm" draw:z-index="43"><draw:object xlink:href="./Object 82" xlink:type="simple" xlink:show="embed" xlink:actuate="onLoad"/><draw:image xlink:href="./ObjectReplacements/Object 82" xlink:type="simple" xlink:show="embed" xlink:actuate="onLoad"/></draw:frame></text:p>
      <text:p text:style-name="P19"/>
      <text:p text:style-name="P3"><draw:frame draw:style-name="fr2" draw:name="42" text:anchor-type="as-char" svg:width="5.644cm" svg:height="0.531cm" draw:z-index="44"><draw:object xlink:href="./Object 84" xlink:type="simple" xlink:show="embed" xlink:actuate="onLoad"/><draw:image xlink:href="./ObjectReplacements/Object 84" xlink:type="simple" xlink:show="embed" xlink:actuate="onLoad"/></draw:frame></text:p>
      <text:p text:style-name="P3"><draw:frame draw:style-name="fr2" draw:name="43" text:anchor-type="as-char" svg:width="5.657cm" svg:height="0.531cm" draw:z-index="45"><draw:object xlink:href="./Object 86" xlink:type="simple" xlink:show="embed" xlink:actuate="onLoad"/><draw:image xlink:href="./ObjectReplacements/Object 86" xlink:type="simple" xlink:show="embed" xlink:actuate="onLoad"/></draw:frame></text:p>
      <text:p text:style-name="P3"><draw:frame draw:style-name="fr2" draw:name="44" text:anchor-type="as-char" svg:width="5.667cm" svg:height="0.531cm" draw:z-index="46"><draw:object xlink:href="./Object 88" xlink:type="simple" xlink:show="embed" xlink:actuate="onLoad"/><draw:image xlink:href="./ObjectReplacements/Object 88" xlink:type="simple" xlink:show="embed" xlink:actuate="onLoad"/></draw:frame></text:p>
      <text:p text:style-name="P3"><draw:frame draw:style-name="fr2" draw:name="45" text:anchor-type="as-char" svg:width="5.724cm" svg:height="0.531cm" draw:z-index="47"><draw:object xlink:href="./Object 90" xlink:type="simple" xlink:show="embed" xlink:actuate="onLoad"/><draw:image xlink:href="./ObjectReplacements/Object 90" xlink:type="simple" xlink:show="embed" xlink:actuate="onLoad"/></draw:frame></text:p>
      <text:p text:style-name="P19"/>
      <text:p text:style-name="P3"><text:span text:style-name="T1">For next chose three best paths, then <text:s/></text:span><draw:frame draw:style-name="fr2" draw:name="46" text:anchor-type="as-char" svg:width="2.757cm" svg:height="0.531cm" draw:z-index="48"><draw:object xlink:href="./Object 92" xlink:type="simple" xlink:show="embed" xlink:actuate="onLoad"/><draw:image xlink:href="./ObjectReplacements/Object 92" xlink:type="simple" xlink:show="embed" xlink:actuate="onLoad"/></draw:frame><text:span text:style-name="T1"><text:s/>And </text:span><draw:frame draw:style-name="fr2" draw:name="47" text:anchor-type="as-char" svg:width="2.358cm" svg:height="0.586cm" draw:z-index="49"><draw:object xlink:href="./Object 94" xlink:type="simple" xlink:show="embed" xlink:actuate="onLoad"/><draw:image xlink:href="./ObjectReplacements/Object 94" xlink:type="simple" xlink:show="embed" xlink:actuate="onLoad"/></draw:frame><text:span text:style-name="T1"><text:s/></text:span><text:span text:style-name="T5">[9]</text:span></text:p>
      <text:p text:style-name="P20"/>
      <text:p text:style-name="P3"><text:span text:style-name="T4"><text:s text:c="2"/></text:span><text:span text:style-name="T5">[7]</text:span><text:span text:style-name="T1">Our simulation generated the computed hidden states, Y as shown below, for a random observational sequence steps for a total of time, T= 10 is</text:span><text:span text:style-name="T4"> </text:span><text:span text:style-name="T5">[7]</text:span></text:p>
      <text:p text:style-name="P19"/>
      <text:p text:style-name="P3"><text:span text:style-name="T6">- </text:span><draw:frame draw:style-name="fr2" draw:name="48" text:anchor-type="as-char" svg:width="14.026cm" svg:height="0.586cm" draw:z-index="50"><draw:object xlink:href="./Object 96" xlink:type="simple" xlink:show="embed" xlink:actuate="onLoad"/><draw:image xlink:href="./ObjectReplacements/Object 96" xlink:type="simple" xlink:show="embed" xlink:actuate="onLoad"/></draw:frame></text:p>
      <text:p text:style-name="P27"/>
      <text:p text:style-name="Standard"><text:span text:style-name="T2">So <text:s/></text:span><draw:frame draw:style-name="fr2" draw:name="49" text:anchor-type="as-char" svg:width="7.435cm" svg:height="1.831cm" draw:z-index="51"><draw:object xlink:href="./Object 98" xlink:type="simple" xlink:show="embed" xlink:actuate="onLoad"/><draw:image xlink:href="./ObjectReplacements/Object 98" xlink:type="simple" xlink:show="embed" xlink:actuate="onLoad"/></draw:frame></text:p>
      <text:p text:style-name="P3"><draw:frame draw:style-name="fr2" draw:name="50" text:anchor-type="as-char" svg:width="5.681cm" svg:height="2.044cm" draw:z-index="52"><draw:object xlink:href="./Object 100" xlink:type="simple" xlink:show="embed" xlink:actuate="onLoad"/><draw:image xlink:href="./ObjectReplacements/Object 100" xlink:type="simple" xlink:show="embed" xlink:actuate="onLoad"/></draw:frame><text:span text:style-name="T1"><text:s text:c="2"/>and </text:span></text:p>
      <text:p text:style-name="P16"/>
      <text:p text:style-name="Standard"><draw:frame draw:style-name="fr2" draw:name="51" text:anchor-type="as-char" svg:width="9.313cm" svg:height="2.05cm" draw:z-index="53"><draw:object xlink:href="./Object 102" xlink:type="simple" xlink:show="embed" xlink:actuate="onLoad"/><draw:image xlink:href="./ObjectReplacements/Object 102" xlink:type="simple" xlink:show="embed" xlink:actuate="onLoad"/></draw:frame></text:p>
      <text:p text:style-name="P28"/>
      <text:p text:style-name="P21"><text:span text:style-name="T3">The Forward Algorithm </text:span><draw:frame draw:style-name="fr2" draw:name="52" text:anchor-type="as-char" svg:width="4.628cm" svg:height="1.139cm" draw:z-index="54"><draw:object xlink:href="./Object 104" xlink:type="simple" xlink:show="embed" xlink:actuate="onLoad"/><draw:image xlink:href="./ObjectReplacements/Object 104" xlink:type="simple" xlink:show="embed" xlink:actuate="onLoad"/></draw:frame></text:p>
      <text:p text:style-name="P27"/>
      <text:p text:style-name="P35">Initialization</text:p>
      <text:p text:style-name="P2"><draw:frame draw:style-name="fr2" draw:name="53" text:anchor-type="as-char" svg:width="8.677cm" svg:height="0.596cm" draw:z-index="55"><draw:object xlink:href="./Object 106" xlink:type="simple" xlink:show="embed" xlink:actuate="onLoad"/><draw:image xlink:href="./ObjectReplacements/Object 106" xlink:type="simple" xlink:show="embed" xlink:actuate="onLoad"/></draw:frame></text:p>
      <text:p text:style-name="P22"/>
      <text:p text:style-name="P2"><text:soft-page-break/><draw:frame draw:style-name="fr2" draw:name="54" text:anchor-type="as-char" svg:width="8.885cm" svg:height="0.998cm" draw:z-index="56"><draw:object xlink:href="./Object 108" xlink:type="simple" xlink:show="embed" xlink:actuate="onLoad"/><draw:image xlink:href="./ObjectReplacements/Object 108" xlink:type="simple" xlink:show="embed" xlink:actuate="onLoad"/></draw:frame><text:span text:style-name="T4"><text:s/></text:span></text:p>
      <text:p text:style-name="P2"><draw:frame draw:style-name="fr2" draw:name="55" text:anchor-type="as-char" svg:width="9.564cm" svg:height="0.998cm" draw:z-index="57"><draw:object xlink:href="./Object 110" xlink:type="simple" xlink:show="embed" xlink:actuate="onLoad"/><draw:image xlink:href="./ObjectReplacements/Object 110" xlink:type="simple" xlink:show="embed" xlink:actuate="onLoad"/></draw:frame><text:span text:style-name="T4"><text:s text:c="2"/></text:span></text:p>
      <text:p text:style-name="P2"><draw:frame draw:style-name="fr2" draw:name="56" text:anchor-type="as-char" svg:width="9.643cm" svg:height="0.998cm" draw:z-index="58"><draw:object xlink:href="./Object 112" xlink:type="simple" xlink:show="embed" xlink:actuate="onLoad"/><draw:image xlink:href="./ObjectReplacements/Object 112" xlink:type="simple" xlink:show="embed" xlink:actuate="onLoad"/></draw:frame><text:span text:style-name="T4"><text:s text:c="2"/></text:span></text:p>
      <text:p text:style-name="P27"/>
      <text:p text:style-name="P2"><draw:frame draw:style-name="fr2" draw:name="57" text:anchor-type="as-char" svg:width="8.264cm" svg:height="0.596cm" draw:z-index="59"><draw:object xlink:href="./Object 114" xlink:type="simple" xlink:show="embed" xlink:actuate="onLoad"/><draw:image xlink:href="./ObjectReplacements/Object 114" xlink:type="simple" xlink:show="embed" xlink:actuate="onLoad"/></draw:frame></text:p>
      <text:p text:style-name="P2"><draw:frame draw:style-name="fr2" draw:name="58" text:anchor-type="as-char" svg:width="8.274cm" svg:height="0.596cm" draw:z-index="60"><draw:object xlink:href="./Object 116" xlink:type="simple" xlink:show="embed" xlink:actuate="onLoad"/><draw:image xlink:href="./ObjectReplacements/Object 116" xlink:type="simple" xlink:show="embed" xlink:actuate="onLoad"/></draw:frame></text:p>
      <text:p text:style-name="P2"><draw:frame draw:style-name="fr2" draw:name="59" text:anchor-type="as-char" svg:width="8.287cm" svg:height="0.596cm" draw:z-index="61"><draw:object xlink:href="./Object 118" xlink:type="simple" xlink:show="embed" xlink:actuate="onLoad"/><draw:image xlink:href="./ObjectReplacements/Object 118" xlink:type="simple" xlink:show="embed" xlink:actuate="onLoad"/></draw:frame></text:p>
      <text:p text:style-name="P27"/>
      <text:p text:style-name="P2"><draw:frame draw:style-name="fr2" draw:name="60" text:anchor-type="as-char" svg:width="12.25cm" svg:height="0.998cm" draw:z-index="62"><draw:object xlink:href="./Object 120" xlink:type="simple" xlink:show="embed" xlink:actuate="onLoad"/><draw:image xlink:href="./ObjectReplacements/Object 120" xlink:type="simple" xlink:show="embed" xlink:actuate="onLoad"/></draw:frame></text:p>
      <text:p text:style-name="P2"><draw:frame draw:style-name="fr2" draw:name="61" text:anchor-type="as-char" svg:width="12.495cm" svg:height="0.998cm" draw:z-index="63"><draw:object xlink:href="./Object 122" xlink:type="simple" xlink:show="embed" xlink:actuate="onLoad"/><draw:image xlink:href="./ObjectReplacements/Object 122" xlink:type="simple" xlink:show="embed" xlink:actuate="onLoad"/></draw:frame></text:p>
      <text:p text:style-name="P2"><draw:frame draw:style-name="fr2" draw:name="62" text:anchor-type="as-char" svg:width="11.18cm" svg:height="0.587cm" draw:z-index="64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7"/>
      <text:p text:style-name="P2"><draw:frame draw:style-name="fr2" draw:name="63" text:anchor-type="as-char" svg:width="8.271cm" svg:height="0.596cm" draw:z-index="6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2"><draw:frame draw:style-name="fr2" draw:name="64" text:anchor-type="as-char" svg:width="8.281cm" svg:height="0.596cm" draw:z-index="66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"><draw:frame draw:style-name="fr2" draw:name="65" text:anchor-type="as-char" svg:width="8.294cm" svg:height="0.596cm" draw:z-index="67"><draw:object xlink:href="./Object 130" xlink:type="simple" xlink:show="embed" xlink:actuate="onLoad"/><draw:image xlink:href="./ObjectReplacements/Object 130" xlink:type="simple" xlink:show="embed" xlink:actuate="onLoad"/></draw:frame></text:p>
      <text:p text:style-name="P27"/>
      <text:p text:style-name="P2"><draw:frame draw:style-name="fr2" draw:name="66" text:anchor-type="as-char" svg:width="10.056cm" svg:height="0.998cm" draw:z-index="68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"><draw:frame draw:style-name="fr2" draw:name="67" text:anchor-type="as-char" svg:width="9.14cm" svg:height="0.587cm" draw:z-index="69"><draw:object xlink:href="./Object 134" xlink:type="simple" xlink:show="embed" xlink:actuate="onLoad"/><draw:image xlink:href="./ObjectReplacements/Object 134" xlink:type="simple" xlink:show="embed" xlink:actuate="onLoad"/></draw:frame></text:p>
      <text:p text:style-name="P2"><draw:frame draw:style-name="fr2" draw:name="68" text:anchor-type="as-char" svg:width="10.276cm" svg:height="0.998cm" draw:z-index="70"><draw:object xlink:href="./Object 136" xlink:type="simple" xlink:show="embed" xlink:actuate="onLoad"/><draw:image xlink:href="./ObjectReplacements/Object 136" xlink:type="simple" xlink:show="embed" xlink:actuate="onLoad"/></draw:frame></text:p>
      <text:p text:style-name="P27"/>
      <text:p text:style-name="P27"/>
      <text:p text:style-name="P27"/>
      <text:p text:style-name="P2"><text:span text:style-name="T7">Initialization <text:s/></text:span><text:span text:style-name="T8"><text:s text:c="5"/></text:span></text:p>
      <text:p text:style-name="Standard"><draw:frame draw:style-name="fr2" draw:name="69" text:anchor-type="as-char" svg:width="4.851cm" svg:height="0.587cm" draw:z-index="71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7"/>
      <text:p text:style-name="P35">Induction</text:p>
      <text:p text:style-name="P2"><draw:frame draw:style-name="fr2" draw:name="70" text:anchor-type="as-char" svg:width="4.489cm" svg:height="1.139cm" draw:z-index="72"><draw:object xlink:href="./Object 140" xlink:type="simple" xlink:show="embed" xlink:actuate="onLoad"/><draw:image xlink:href="./ObjectReplacements/Object 140" xlink:type="simple" xlink:show="embed" xlink:actuate="onLoad"/></draw:frame></text:p>
      <text:p text:style-name="P2"><text:soft-page-break/><draw:frame draw:style-name="fr2" draw:name="71" text:anchor-type="as-char" svg:width="5.719cm" svg:height="1.139cm" draw:z-index="73"><draw:object xlink:href="./Object 142" xlink:type="simple" xlink:show="embed" xlink:actuate="onLoad"/><draw:image xlink:href="./ObjectReplacements/Object 142" xlink:type="simple" xlink:show="embed" xlink:actuate="onLoad"/></draw:frame></text:p>
      <text:p text:style-name="P23"/>
      <text:p text:style-name="P3"><draw:frame draw:style-name="fr2" draw:name="72" text:anchor-type="as-char" svg:width="11.52cm" svg:height="0.596cm" draw:z-index="74"><draw:object xlink:href="./Object 144" xlink:type="simple" xlink:show="embed" xlink:actuate="onLoad"/><draw:image xlink:href="./ObjectReplacements/Object 144" xlink:type="simple" xlink:show="embed" xlink:actuate="onLoad"/></draw:frame></text:p>
      <text:p text:style-name="P24"/>
      <text:p text:style-name="P25"/>
      <text:p text:style-name="P3"><draw:frame draw:style-name="fr2" draw:name="73" text:anchor-type="as-char" svg:width="11.037cm" svg:height="0.596cm" draw:z-index="75"><draw:object xlink:href="./Object 146" xlink:type="simple" xlink:show="embed" xlink:actuate="onLoad"/><draw:image xlink:href="./ObjectReplacements/Object 146" xlink:type="simple" xlink:show="embed" xlink:actuate="onLoad"/></draw:frame></text:p>
      <text:p text:style-name="P3"><draw:frame draw:style-name="fr2" draw:name="74" text:anchor-type="as-char" svg:width="11.049cm" svg:height="0.596cm" draw:z-index="76"><draw:object xlink:href="./Object 148" xlink:type="simple" xlink:show="embed" xlink:actuate="onLoad"/><draw:image xlink:href="./ObjectReplacements/Object 148" xlink:type="simple" xlink:show="embed" xlink:actuate="onLoad"/></draw:frame></text:p>
      <text:p text:style-name="P3"><draw:frame draw:style-name="fr2" draw:name="75" text:anchor-type="as-char" svg:width="11.047cm" svg:height="0.596cm" draw:z-index="77"><draw:object xlink:href="./Object 150" xlink:type="simple" xlink:show="embed" xlink:actuate="onLoad"/><draw:image xlink:href="./ObjectReplacements/Object 150" xlink:type="simple" xlink:show="embed" xlink:actuate="onLoad"/></draw:frame></text:p>
      <text:p text:style-name="P27"/>
      <text:p text:style-name="P3"><draw:frame draw:style-name="fr2" draw:name="76" text:anchor-type="as-char" svg:width="10.396cm" svg:height="0.998cm" draw:z-index="78"><draw:object xlink:href="./Object 152" xlink:type="simple" xlink:show="embed" xlink:actuate="onLoad"/><draw:image xlink:href="./ObjectReplacements/Object 152" xlink:type="simple" xlink:show="embed" xlink:actuate="onLoad"/></draw:frame></text:p>
      <text:p text:style-name="P3"><draw:frame draw:style-name="fr2" draw:name="77" text:anchor-type="as-char" svg:width="10.393cm" svg:height="0.998cm" draw:z-index="79"><draw:object xlink:href="./Object 154" xlink:type="simple" xlink:show="embed" xlink:actuate="onLoad"/><draw:image xlink:href="./ObjectReplacements/Object 154" xlink:type="simple" xlink:show="embed" xlink:actuate="onLoad"/></draw:frame></text:p>
      <text:p text:style-name="P3"><draw:frame draw:style-name="fr2" draw:name="78" text:anchor-type="as-char" svg:width="10.4cm" svg:height="0.998cm" draw:z-index="80"><draw:object xlink:href="./Object 156" xlink:type="simple" xlink:show="embed" xlink:actuate="onLoad"/><draw:image xlink:href="./ObjectReplacements/Object 156" xlink:type="simple" xlink:show="embed" xlink:actuate="onLoad"/></draw:frame></text:p>
      <text:p text:style-name="P27"/>
      <text:p text:style-name="P3"><draw:frame draw:style-name="fr2" draw:name="79" text:anchor-type="as-char" svg:width="10.892cm" svg:height="0.596cm" draw:z-index="81"><draw:object xlink:href="./Object 158" xlink:type="simple" xlink:show="embed" xlink:actuate="onLoad"/><draw:image xlink:href="./ObjectReplacements/Object 158" xlink:type="simple" xlink:show="embed" xlink:actuate="onLoad"/></draw:frame></text:p>
      <text:p text:style-name="P3"><draw:frame draw:style-name="fr2" draw:name="80" text:anchor-type="as-char" svg:width="10.904cm" svg:height="0.596cm" draw:z-index="82"><draw:object xlink:href="./Object 160" xlink:type="simple" xlink:show="embed" xlink:actuate="onLoad"/><draw:image xlink:href="./ObjectReplacements/Object 160" xlink:type="simple" xlink:show="embed" xlink:actuate="onLoad"/></draw:frame></text:p>
      <text:p text:style-name="P3"><draw:frame draw:style-name="fr2" draw:name="81" text:anchor-type="as-char" svg:width="10.904cm" svg:height="0.596cm" draw:z-index="83"><draw:object xlink:href="./Object 162" xlink:type="simple" xlink:show="embed" xlink:actuate="onLoad"/><draw:image xlink:href="./ObjectReplacements/Object 162" xlink:type="simple" xlink:show="embed" xlink:actuate="onLoad"/></draw:frame></text:p>
      <text:p text:style-name="P27"/>
      <text:p text:style-name="P3"><draw:frame draw:style-name="fr2" draw:name="82" text:anchor-type="as-char" svg:width="12.363cm" svg:height="0.998cm" draw:z-index="84"><draw:object xlink:href="./Object 164" xlink:type="simple" xlink:show="embed" xlink:actuate="onLoad"/><draw:image xlink:href="./ObjectReplacements/Object 164" xlink:type="simple" xlink:show="embed" xlink:actuate="onLoad"/></draw:frame></text:p>
      <text:p text:style-name="P3"><draw:frame draw:style-name="fr2" draw:name="83" text:anchor-type="as-char" svg:width="12.571cm" svg:height="0.998cm" draw:z-index="85"><draw:object xlink:href="./Object 166" xlink:type="simple" xlink:show="embed" xlink:actuate="onLoad"/><draw:image xlink:href="./ObjectReplacements/Object 166" xlink:type="simple" xlink:show="embed" xlink:actuate="onLoad"/></draw:frame></text:p>
      <text:p text:style-name="P3"><draw:frame draw:style-name="fr2" draw:name="84" text:anchor-type="as-char" svg:width="12.37cm" svg:height="0.998cm" draw:z-index="86"><draw:object xlink:href="./Object 168" xlink:type="simple" xlink:show="embed" xlink:actuate="onLoad"/><draw:image xlink:href="./ObjectReplacements/Object 168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DejaVu Sans" style:font-size-asian="11pt" style:language-asian="fr" style:country-asian="F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ssef</meta:initial-creator>
    <meta:editing-cycles>10</meta:editing-cycles>
    <meta:creation-date>2019-12-03T20:49:00</meta:creation-date>
    <dc:date>2019-12-07T00:50:41.534244983</dc:date>
    <meta:editing-duration>PT3H20M17S</meta:editing-duration>
    <meta:generator>LibreOffice/6.0.7.3$Linux_X86_64 LibreOffice_project/00m0$Build-3</meta:generator>
    <meta:document-statistic meta:table-count="1" meta:image-count="0" meta:object-count="84" meta:page-count="4" meta:paragraph-count="152" meta:word-count="136" meta:character-count="1109" meta:non-whitespace-character-count="10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sub>
        <mi>Y</mi>
        <mn>9</mn>
      </msub>
      <mo stretchy="false">=</mo>
      <msub>
        <mi>v</mi>
        <mn>3</mn>
      </msub>
    </mrow>
    <annotation encoding="StarMath 5.0">{Y} rsub {9} = {v} rsub {3}</annotation>
  </semantics>
</math>
</file>

<file path=Object 100/content.xml><?xml version="1.0" encoding="utf-8"?>
<math xmlns="http://www.w3.org/1998/Math/MathML" display="block">
  <semantics>
    <mrow>
      <mi>Π</mi>
      <mo stretchy="false">=</mo>
      <mrow>
        <mo fence="true" stretchy="true">[</mo>
        <mrow>
          <mtable>
            <mtr>
              <mtd>
                <mrow>
                  <msub>
                    <mi>Π</mi>
                    <mn>1</mn>
                  </msub>
                  <mo stretchy="false">=</mo>
                  <mrow>
                    <mo fence="true" stretchy="true">[</mo>
                    <mrow>
                      <mrow>
                        <mi>P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=</mo>
                                <msub>
                                  <mi>ω</mi>
                                  <mn>1</mn>
                                </msub>
                              </mrow>
                            </mrow>
                            <mo fence="true" stretchy="false">)</mo>
                          </mrow>
                          <mo stretchy="false">/</mo>
                          <mi>λ</mi>
                        </mrow>
                      </mrow>
                    </mrow>
                    <mo fence="true" stretchy="true">]</mo>
                  </mrow>
                  <mo stretchy="false">=</mo>
                  <mn>0,303</mn>
                </mrow>
              </mtd>
            </mtr>
            <mtr>
              <mtd>
                <mrow>
                  <msub>
                    <mi>Π</mi>
                    <mn>2</mn>
                  </msub>
                  <mo stretchy="false">=</mo>
                  <mrow>
                    <mo fence="true" stretchy="true">[</mo>
                    <mrow>
                      <mrow>
                        <mi>P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=</mo>
                                <msub>
                                  <mi>ω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  <mo stretchy="false">/</mo>
                          <mi>λ</mi>
                        </mrow>
                      </mrow>
                    </mrow>
                    <mo fence="true" stretchy="true">]</mo>
                  </mrow>
                  <mo stretchy="false">=</mo>
                  <mn>0,341</mn>
                </mrow>
              </mtd>
            </mtr>
            <mtr>
              <mtd>
                <mrow>
                  <msub>
                    <mi>Π</mi>
                    <mn>3</mn>
                  </msub>
                  <mo stretchy="false">=</mo>
                  <mrow>
                    <mo fence="true" stretchy="true">[</mo>
                    <mrow>
                      <mrow>
                        <mi>P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o stretchy="false">=</mo>
                                <msub>
                                  <mi>ω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  <mo stretchy="false">/</mo>
                          <mi>λ</mi>
                        </mrow>
                      </mrow>
                    </mrow>
                    <mo fence="true" stretchy="true">]</mo>
                  </mrow>
                  <mo stretchy="false">=</mo>
                  <mn>0,356</mn>
                </mrow>
              </mtd>
            </mtr>
          </mtable>
        </mrow>
        <mo fence="true" stretchy="true">]</mo>
      </mrow>
    </mrow>
    <annotation encoding="StarMath 5.0">Π= left [matrix {{Π} rsub {1} = left [P ( {X} rsub {1} = {ω} rsub {1} )/ λ right ] =0,303 ## {Π} rsub {2} = left [P ( {X} rsub {1} = {ω} rsub {2} )/ λ right ] =0,341 ## {Π} rsub {3} = left [P ( {X} rsub {1} = {ω} rsub {3} )/ λ right ] =0,356} right ]</annotation>
  </semantics>
</math>
</file>

<file path=Object 102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row>
                  <msub>
                    <mi>b</mi>
                    <msub>
                      <mi>ω</mi>
                      <mn>1</mn>
                    </msub>
                  </msub>
                  <mrow>
                    <mo fence="true" stretchy="true">(</mo>
                    <mrow>
                      <msub>
                        <mi>v</mi>
                        <mn>1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1</mn>
                    </msub>
                  </msub>
                  <mrow>
                    <mo fence="true" stretchy="true">(</mo>
                    <mrow>
                      <msub>
                        <mi>v</mi>
                        <mn>2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1</mn>
                    </msub>
                  </msub>
                  <mrow>
                    <mo fence="true" stretchy="true">(</mo>
                    <mrow>
                      <msub>
                        <mi>v</mi>
                        <mn>3</mn>
                      </msub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b</mi>
                    <msub>
                      <mi>ω</mi>
                      <mn>2</mn>
                    </msub>
                  </msub>
                  <mrow>
                    <mo fence="true" stretchy="true">(</mo>
                    <mrow>
                      <msub>
                        <mi>v</mi>
                        <mn>1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2</mn>
                    </msub>
                  </msub>
                  <mrow>
                    <mo fence="true" stretchy="true">(</mo>
                    <mrow>
                      <msub>
                        <mi>v</mi>
                        <mn>2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2</mn>
                    </msub>
                  </msub>
                  <mrow>
                    <mo fence="true" stretchy="true">(</mo>
                    <mrow>
                      <msub>
                        <mi>v</mi>
                        <mn>3</mn>
                      </msub>
                    </mrow>
                    <mo fence="true" stretchy="true">)</mo>
                  </mrow>
                </mrow>
              </mtd>
            </mtr>
            <mtr>
              <mtd>
                <mrow>
                  <msub>
                    <mi>b</mi>
                    <msub>
                      <mi>ω</mi>
                      <mn>3</mn>
                    </msub>
                  </msub>
                  <mrow>
                    <mo fence="true" stretchy="true">(</mo>
                    <mrow>
                      <msub>
                        <mi>v</mi>
                        <mn>1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3</mn>
                    </msub>
                  </msub>
                  <mrow>
                    <mo fence="true" stretchy="true">(</mo>
                    <mrow>
                      <msub>
                        <mi>v</mi>
                        <mn>2</mn>
                      </msub>
                    </mrow>
                    <mo fence="true" stretchy="true">)</mo>
                  </mrow>
                </mrow>
              </mtd>
              <mtd>
                <mrow>
                  <msub>
                    <mi>b</mi>
                    <msub>
                      <mi>ω</mi>
                      <mn>3</mn>
                    </msub>
                  </msub>
                  <mrow>
                    <mo fence="true" stretchy="true">(</mo>
                    <mrow>
                      <msub>
                        <mi>v</mi>
                        <mn>3</mn>
                      </msub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row>
                  <mn>5</mn>
                  <mo stretchy="false">/</mo>
                  <mn>7</mn>
                </mrow>
              </mtd>
              <mtd>
                <mrow>
                  <mn>1</mn>
                  <mo stretchy="false">/</mo>
                  <mn>7</mn>
                </mrow>
              </mtd>
              <mtd>
                <mrow>
                  <mn>1</mn>
                  <mo stretchy="false">/</mo>
                  <mn>7</mn>
                </mrow>
              </mtd>
            </mtr>
            <mtr>
              <mtd>
                <mrow>
                  <mn>1</mn>
                  <mo stretchy="false">/</mo>
                  <mn>25</mn>
                </mrow>
              </mtd>
              <mtd>
                <mrow>
                  <mn>24</mn>
                  <mo stretchy="false">/</mo>
                  <mn>25</mn>
                </mrow>
              </mtd>
              <mtd>
                <mn>0</mn>
              </mtd>
            </mtr>
            <mtr>
              <mtd>
                <mrow>
                  <mn>1</mn>
                  <mo stretchy="false">/</mo>
                  <mn>25</mn>
                </mrow>
              </mtd>
              <mtd>
                <mn>0</mn>
              </mtd>
              <mtd>
                <mrow>
                  <mn>24</mn>
                  <mo stretchy="false">/</mo>
                  <mn>25</mn>
                </mrow>
              </mtd>
            </mtr>
          </mtable>
        </mrow>
        <mo fence="true" stretchy="true">]</mo>
      </mrow>
    </mrow>
    <annotation encoding="StarMath 5.0">B= left [matrix {{b} rsub {{ω} rsub {1 }} left ({v} rsub {1} right ) # {b} rsub {{ω} rsub {1 }} left ({v} rsub {2} right ) # {b} rsub {{ω} rsub {1 }} left ({v} rsub {3} right ) ## {b} rsub {{ω} rsub {2 }} left ({v} rsub {1} right ) # {b} rsub {{ω} rsub {2 }} left ({v} rsub {2} right ) # {b} rsub {{ω} rsub {2 }} left ({v} rsub {3} right ) ## {b} rsub {{ω} rsub {3 }} left ({v} rsub {1} right ) # {b} rsub {{ω} rsub {3 }} left ({v} rsub {2} right ) # {b} rsub {{ω} rsub {3 }} left ({v} rsub {3} right )} right ] = left [matrix {{5} / {7} # {1} / {7} # {1} / {7} ## {1} / {25} # {24} / {25} # 0 ## {1} / {25} # 0 # {24} / {25}} right ]</annotation>
  </semantics>
</math>
</file>

<file path=Object 104/content.xml><?xml version="1.0" encoding="utf-8"?>
<math xmlns="http://www.w3.org/1998/Math/MathML" display="block">
  <semantics>
    <mrow>
      <msub>
        <mi>α</mi>
        <mrow>
          <mi>t</mi>
          <mo stretchy="false">+</mo>
          <mn>1</mn>
        </mrow>
      </msub>
      <mrow>
        <mrow>
          <mo fence="true" stretchy="true">(</mo>
          <mrow>
            <mi>j</mi>
          </mrow>
          <mo fence="true" stretchy="true">)</mo>
        </mrow>
        <mo stretchy="false">=</mo>
        <msub>
          <mi>b</mi>
          <msub>
            <mi>ω</mi>
            <mi>j</mi>
          </msub>
        </msub>
      </mrow>
      <mrow>
        <mo fence="true" stretchy="true">(</mo>
        <mrow>
          <msub>
            <mi>Y</mi>
            <mrow>
              <mi>t</mi>
              <mo stretchy="false">+</mo>
              <mn>1</mn>
            </mrow>
          </msub>
        </mrow>
        <mo fence="true" stretchy="true">)</mo>
      </mrow>
      <mrow>
        <munderover>
          <mo stretchy="false">∑</mo>
          <mrow>
            <mi>i</mi>
            <mo stretchy="false">=</mo>
            <mn>1</mn>
          </mrow>
          <mn>3</mn>
        </munderover>
        <mrow>
          <msub>
            <mi>α</mi>
            <mi>t</mi>
          </msub>
          <mrow>
            <mo fence="true" stretchy="true">(</mo>
            <mrow>
              <mi>i</mi>
            </mrow>
            <mo fence="true" stretchy="true">)</mo>
          </mrow>
        </mrow>
      </mrow>
      <msub>
        <mi>a</mi>
        <mi mathvariant="italic">ij</mi>
      </msub>
    </mrow>
    <annotation encoding="StarMath 5.0">{α} rsub {t +1} left (j right ) = {b} rsub {{ω} rsub {j}} left ({Y} rsub {t+1 } right ) sum from {i=1} to {3} {{α} rsub {t} left (i right )} {a} rsub {ij}</annotation>
  </semantics>
</math>
</file>

<file path=Object 106/content.xml><?xml version="1.0" encoding="utf-8"?>
<math xmlns="http://www.w3.org/1998/Math/MathML" display="block">
  <semantics>
    <mrow>
      <msub>
        <mi>α</mi>
        <mn>1</mn>
      </msub>
      <mrow>
        <mrow>
          <mo fence="true" stretchy="true">(</mo>
          <mrow>
            <mi>i</mi>
          </mrow>
          <mo fence="true" stretchy="true">)</mo>
        </mrow>
        <mo stretchy="false">=</mo>
        <mi>P</mi>
      </mrow>
      <mrow>
        <mo fence="true" stretchy="false">(</mo>
        <mrow>
          <mrow>
            <msub>
              <mi>X</mi>
              <mn>1</mn>
            </msub>
            <mo stretchy="false">=</mo>
            <mrow>
              <msub>
                <mi>ω</mi>
                <mi>i</mi>
              </msub>
              <mo stretchy="false">/</mo>
              <mi>λ</mi>
            </mrow>
          </mrow>
        </mrow>
        <mo fence="true" stretchy="false">)</mo>
      </mrow>
      <mn>.</mn>
      <mi>P</mi>
      <mrow>
        <mrow>
          <mo fence="true" stretchy="false">(</mo>
          <mrow>
            <mrow>
              <mrow>
                <mrow>
                  <msub>
                    <mi>Y</mi>
                    <mn>1</mn>
                  </msub>
                  <mo stretchy="false">/</mo>
                  <msub>
                    <mi>X</mi>
                    <mn>1</mn>
                  </msub>
                </mrow>
                <mo stretchy="false">=</mo>
                <msub>
                  <mi>ω</mi>
                  <mi>i</mi>
                </msub>
              </mrow>
              <mi>,</mi>
              <mi>λ</mi>
            </mrow>
          </mrow>
          <mo fence="true" stretchy="false">)</mo>
        </mrow>
        <mo stretchy="false">=</mo>
        <msub>
          <mi>Π</mi>
          <msub>
            <mi>ω</mi>
            <mi>i</mi>
          </msub>
        </msub>
      </mrow>
      <mn>.</mn>
      <msub>
        <mi>b</mi>
        <msub>
          <mi>ω</mi>
          <mi>i</mi>
        </msub>
      </msub>
      <mrow>
        <mo fence="true" stretchy="true">(</mo>
        <mrow>
          <msub>
            <mi>Y</mi>
            <mn>1</mn>
          </msub>
        </mrow>
        <mo fence="true" stretchy="true">)</mo>
      </mrow>
    </mrow>
    <annotation encoding="StarMath 5.0">{α} rsub {1} left (i right ) = P ( {X} rsub {1} = {ω} rsub {i} /  λ ) . P ( {Y} rsub {1} / {X} rsub {1} = {ω} rsub {i} , λ )= {Π} rsub {{ω} rsub {i}} . {b} rsub {{ω} rsub {i}} left ({Y} rsub {1} right )</annotation>
  </semantics>
</math>
</file>

<file path=Object 108/content.xml><?xml version="1.0" encoding="utf-8"?>
<math xmlns="http://www.w3.org/1998/Math/MathML" display="block">
  <semantics>
    <mrow>
      <msub>
        <mi>α</mi>
        <mn>1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Π</mi>
          <msub>
            <mi>ω</mi>
            <mn>1</mn>
          </msub>
        </msub>
      </mrow>
      <mn>.</mn>
      <msub>
        <mi>b</mi>
        <msub>
          <mi>ω</mi>
          <mn>1</mn>
        </msub>
      </msub>
      <mrow>
        <mrow>
          <mo fence="true" stretchy="true">(</mo>
          <mrow>
            <mrow>
              <msub>
                <mi>Y</mi>
                <mn>1</mn>
              </msub>
              <mo stretchy="false">=</mo>
              <msub>
                <mi>v</mi>
                <mn>1</mn>
              </msub>
            </mrow>
          </mrow>
          <mo fence="true" stretchy="true">)</mo>
        </mrow>
        <mo stretchy="false">−</mo>
        <msub>
          <mi>α</mi>
          <mn>1</mn>
        </msub>
      </mrow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n>0,303</mn>
      </mrow>
      <mi>×</mi>
      <mrow>
        <mfrac>
          <mn>5</mn>
          <mn>7</mn>
        </mfrac>
        <mo stretchy="false">=</mo>
        <mn>0.216</mn>
      </mrow>
    </mrow>
    <annotation encoding="StarMath 5.0">{α} rsub {1} left ({ω} rsub {1} right ) = {Π} rsub {{ω} rsub {1}} . {b} rsub {{ω} rsub {1}} left ({Y} rsub {1} = {v} rsub {1} right ) -   {α} rsub {1} left ({ω} rsub {1} right ) =0,303×  {5} over {7} =0.216</annotation>
  </semantics>
</math>
</file>

<file path=Object 110/content.xml><?xml version="1.0" encoding="utf-8"?>
<math xmlns="http://www.w3.org/1998/Math/MathML" display="block">
  <semantics>
    <mrow>
      <msub>
        <mi>α</mi>
        <mn>1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sub>
          <mi>Π</mi>
          <msub>
            <mi>ω</mi>
            <mn>2</mn>
          </msub>
        </msub>
      </mrow>
      <mn>.</mn>
      <msub>
        <mi>b</mi>
        <msub>
          <mi>ω</mi>
          <mn>2</mn>
        </msub>
      </msub>
      <mrow>
        <mrow>
          <mo fence="true" stretchy="true">(</mo>
          <mrow>
            <mrow>
              <msub>
                <mi>Y</mi>
                <mn>1</mn>
              </msub>
              <mo stretchy="false">=</mo>
              <msub>
                <mi>v</mi>
                <mn>1</mn>
              </msub>
            </mrow>
          </mrow>
          <mo fence="true" stretchy="true">)</mo>
        </mrow>
        <mo stretchy="false">−</mo>
        <msub>
          <mi>α</mi>
          <mn>1</mn>
        </msub>
      </mrow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n>0,341</mn>
      </mrow>
      <mi>×</mi>
      <mrow>
        <mfrac>
          <mn>1</mn>
          <mn>25</mn>
        </mfrac>
        <mo stretchy="false">=</mo>
        <mn>0.01</mn>
      </mrow>
      <mn>364</mn>
    </mrow>
    <annotation encoding="StarMath 5.0">{α} rsub {1} left ({ω} rsub {2} right ) = {Π} rsub {{ω} rsub {2}} . {b} rsub {{ω} rsub {2}} left ({Y} rsub {1} = {v} rsub {1} right ) -  {α} rsub {1} left ({ω} rsub {2} right ) = 0,341×  {1} over {25} =0.01 364</annotation>
  </semantics>
</math>
</file>

<file path=Object 112/content.xml><?xml version="1.0" encoding="utf-8"?>
<math xmlns="http://www.w3.org/1998/Math/MathML" display="block">
  <semantics>
    <mrow>
      <msub>
        <mi>α</mi>
        <mn>1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sub>
          <mi>Π</mi>
          <msub>
            <mi>ω</mi>
            <mn>3</mn>
          </msub>
        </msub>
      </mrow>
      <mn>.</mn>
      <msub>
        <mi>b</mi>
        <msub>
          <mi>ω</mi>
          <mn>3</mn>
        </msub>
      </msub>
      <mrow>
        <mrow>
          <mo fence="true" stretchy="true">(</mo>
          <mrow>
            <mrow>
              <msub>
                <mi>Y</mi>
                <mn>1</mn>
              </msub>
              <mo stretchy="false">=</mo>
              <msub>
                <mi>v</mi>
                <mn>1</mn>
              </msub>
            </mrow>
          </mrow>
          <mo fence="true" stretchy="true">)</mo>
        </mrow>
        <mo stretchy="false">−</mo>
        <msub>
          <mi>α</mi>
          <mn>1</mn>
        </msub>
      </mrow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n>0.356</mn>
      </mrow>
      <mi>×</mi>
      <mrow>
        <mfrac>
          <mn>1</mn>
          <mn>25</mn>
        </mfrac>
        <mo stretchy="false">=</mo>
        <mn>0.0</mn>
      </mrow>
      <mn>14</mn>
      <mn>24</mn>
    </mrow>
    <annotation encoding="StarMath 5.0">{α} rsub {1} left ({ω} rsub {3} right ) = {Π} rsub {{ω} rsub {3}} . {b} rsub {{ω} rsub {3}} left ({Y} rsub {1} = {v} rsub {1} right ) -  {α} rsub {1} left ({ω} rsub {3} right ) = 0.356×  {1} over {25} =0.0 14 24</annotation>
  </semantics>
</math>
</file>

<file path=Object 114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b</mi>
          <msub>
            <mi>ω</mi>
            <mn>1</mn>
          </msub>
        </msub>
      </mrow>
      <mrow>
        <mo fence="true" stretchy="true">(</mo>
        <mrow>
          <msub>
            <mi>v</mi>
            <mn>2</mn>
          </msub>
        </mrow>
        <mo fence="true" stretchy="true">)</mo>
      </mrow>
      <mrow>
        <mo fence="true" stretchy="false">[</mo>
        <mrow>
          <mrow>
            <msub>
              <mi>α</mi>
              <mn>1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1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1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1</mn>
            </msub>
          </mrow>
        </mrow>
        <mo fence="true" stretchy="false">]</mo>
      </mrow>
    </mrow>
    <annotation encoding="StarMath 5.0">{α} rsub {2} left ({ω} rsub {1} right ) = {b} rsub {{ω} rsub {1}} left ({v} rsub {2} right ) [ {α} rsub {1} left ({ω} rsub {1} right ) {a} rsub {11} + {α} rsub {1} left ({ω} rsub {2} right ) {a} rsub {21} + {α} rsub {1} left ({ω} rsub {3} right ) {a} rsub {31} ]</annotation>
  </semantics>
</math>
</file>

<file path=Object 116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sub>
          <mi>b</mi>
          <msub>
            <mi>ω</mi>
            <mn>2</mn>
          </msub>
        </msub>
      </mrow>
      <mrow>
        <mo fence="true" stretchy="true">(</mo>
        <mrow>
          <msub>
            <mi>v</mi>
            <mn>2</mn>
          </msub>
        </mrow>
        <mo fence="true" stretchy="true">)</mo>
      </mrow>
      <mrow>
        <mo fence="true" stretchy="false">[</mo>
        <mrow>
          <mrow>
            <msub>
              <mi>α</mi>
              <mn>1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2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2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2</mn>
            </msub>
          </mrow>
        </mrow>
        <mo fence="true" stretchy="false">]</mo>
      </mrow>
    </mrow>
    <annotation encoding="StarMath 5.0">{α} rsub {2} left ({ω} rsub {2} right ) = {b} rsub {{ω} rsub {2}} left ({v} rsub {2} right ) [ {α} rsub {1} left ({ω} rsub {1} right ) {a} rsub {12} + {α} rsub {1} left ({ω} rsub {2} right ) {a} rsub {22} + {α} rsub {1} left ({ω} rsub {3} right ) {a} rsub {32} ]</annotation>
  </semantics>
</math>
</file>

<file path=Object 118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sub>
          <mi>b</mi>
          <msub>
            <mi>ω</mi>
            <mn>3</mn>
          </msub>
        </msub>
      </mrow>
      <mrow>
        <mo fence="true" stretchy="true">(</mo>
        <mrow>
          <msub>
            <mi>v</mi>
            <mn>2</mn>
          </msub>
        </mrow>
        <mo fence="true" stretchy="true">)</mo>
      </mrow>
      <mrow>
        <mo fence="true" stretchy="false">[</mo>
        <mrow>
          <mrow>
            <msub>
              <mi>α</mi>
              <mn>1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3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3</mn>
              </msub>
              <mo stretchy="false">+</mo>
              <msub>
                <mi>α</mi>
                <mn>1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3</mn>
            </msub>
          </mrow>
        </mrow>
        <mo fence="true" stretchy="false">]</mo>
      </mrow>
    </mrow>
    <annotation encoding="StarMath 5.0">{α} rsub {2} left ({ω} rsub {3} right ) = {b} rsub {{ω} rsub {3}} left ({v} rsub {2} right ) [ {α} rsub {1} left ({ω} rsub {1} right ) {a} rsub {13} + {α} rsub {1} left ({ω} rsub {2} right ) {a} rsub {23} + {α} rsub {1} left ({ω} rsub {3} right ) {a} rsub {33} ]</annotation>
  </semantics>
</math>
</file>

<file path=Object 12/content.xml><?xml version="1.0" encoding="utf-8"?>
<math xmlns="http://www.w3.org/1998/Math/MathML" display="block">
  <semantics>
    <mrow>
      <msub>
        <mi>α</mi>
        <mn>9</mn>
      </msub>
      <mrow>
        <mo fence="true" stretchy="true">(</mo>
        <mrow>
          <mi>i</mi>
        </mrow>
        <mo fence="true" stretchy="true">)</mo>
      </mrow>
    </mrow>
    <annotation encoding="StarMath 5.0">{α} rsub {9} left (i right )</annotation>
  </semantics>
</math>
</file>

<file path=Object 120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frac>
          <mn>1</mn>
          <mn>7</mn>
        </mfrac>
      </mrow>
      <mi>×</mi>
      <mrow>
        <mrow>
          <mo fence="true" stretchy="true">[</mo>
          <mrow>
            <mrow>
              <mn>0.216</mn>
              <mi>×</mi>
              <mrow>
                <mn>0,571</mn>
                <mo stretchy="false">+</mo>
                <mn>0.01364</mn>
              </mrow>
              <mi>×</mi>
              <mrow>
                <mn>0,401</mn>
                <mo stretchy="false">+</mo>
                <mn>0.014</mn>
              </mrow>
              <mn>24</mn>
              <mi>×</mi>
              <mn>0,561</mn>
            </mrow>
          </mrow>
          <mo fence="true" stretchy="true">]</mo>
        </mrow>
        <mo stretchy="false">=</mo>
        <mn>0,</mn>
      </mrow>
      <mn>0195</mn>
    </mrow>
    <annotation encoding="StarMath 5.0">{α} rsub {2} left ({ω} rsub {1} right ) = {1} over {7} × left [0.216× 0,571+ 0.01364 ×0,401+ 0.014 24 ×0,561  right ] =0, 0195</annotation>
  </semantics>
</math>
</file>

<file path=Object 122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frac>
          <mn>24</mn>
          <mn>25</mn>
        </mfrac>
      </mrow>
      <mi>×</mi>
      <mrow>
        <mrow>
          <mo fence="true" stretchy="true">[</mo>
          <mrow>
            <mrow>
              <mn>0.216</mn>
              <mi>×</mi>
              <mrow>
                <mn>0,179</mn>
                <mo stretchy="false">+</mo>
                <mn>0.01364</mn>
              </mrow>
              <mi>×</mi>
              <mrow>
                <mn>0,528</mn>
                <mo stretchy="false">+</mo>
                <mn>0.014</mn>
              </mrow>
              <mn>24</mn>
              <mi>×</mi>
              <mn>0,160</mn>
            </mrow>
          </mrow>
          <mo fence="true" stretchy="true">]</mo>
        </mrow>
        <mo stretchy="false">=</mo>
        <mn>0,0</mn>
      </mrow>
      <mn>462</mn>
    </mrow>
    <annotation encoding="StarMath 5.0">{α} rsub {2} left ({ω} rsub {2} right ) = {24} over {25} × left [0.216× 0,179+ 0.01364× 0,528+ 0.014 24 ×0,160  right ] =0,0 462</annotation>
  </semantics>
</math>
</file>

<file path=Object 124/content.xml><?xml version="1.0" encoding="utf-8"?>
<math xmlns="http://www.w3.org/1998/Math/MathML" display="block">
  <semantics>
    <mrow>
      <msub>
        <mi>α</mi>
        <mn>2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n>0</mn>
      </mrow>
      <mi>×</mi>
      <mrow>
        <mrow>
          <mo fence="true" stretchy="true">[</mo>
          <mrow>
            <mrow>
              <mn>0.216</mn>
              <mi>×</mi>
              <mrow>
                <mn>0,250</mn>
                <mo stretchy="false">+</mo>
                <mn>0.01364</mn>
              </mrow>
              <mi>×</mi>
              <mrow>
                <mn>0,071</mn>
                <mo stretchy="false">+</mo>
                <mn>0.014</mn>
              </mrow>
              <mn>24</mn>
              <mi>×</mi>
              <mn>0,271</mn>
            </mrow>
          </mrow>
          <mo fence="true" stretchy="true">]</mo>
        </mrow>
        <mo stretchy="false">=</mo>
        <mn>0</mn>
      </mrow>
    </mrow>
    <annotation encoding="StarMath 5.0">{α} rsub {2} left ({ω} rsub {3} right ) = 0 × left [0.216× 0,250+ 0.01364× 0,071+ 0.014 24 ×0,271  right ] =0</annotation>
  </semantics>
</math>
</file>

<file path=Object 126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b</mi>
          <msub>
            <mi>ω</mi>
            <mn>1</mn>
          </msub>
        </msub>
      </mrow>
      <mrow>
        <mo fence="true" stretchy="true">(</mo>
        <mrow>
          <msub>
            <mi>v</mi>
            <mn>3</mn>
          </msub>
        </mrow>
        <mo fence="true" stretchy="true">)</mo>
      </mrow>
      <mrow>
        <mo fence="true" stretchy="false">[</mo>
        <mrow>
          <mrow>
            <msub>
              <mi>α</mi>
              <mn>2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1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1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1</mn>
            </msub>
          </mrow>
        </mrow>
        <mo fence="true" stretchy="false">]</mo>
      </mrow>
    </mrow>
    <annotation encoding="StarMath 5.0">{α} rsub {3} left ({ω} rsub {1} right ) = {b} rsub {{ω} rsub {1}} left ({v} rsub {3} right ) [ {α} rsub {2} left ({ω} rsub {1} right ) {a} rsub {11} + {α} rsub {2} left ({ω} rsub {2} right ) {a} rsub {21} + {α} rsub {2} left ({ω} rsub {3} right ) {a} rsub {31} ]</annotation>
  </semantics>
</math>
</file>

<file path=Object 128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sub>
          <mi>b</mi>
          <msub>
            <mi>ω</mi>
            <mn>2</mn>
          </msub>
        </msub>
      </mrow>
      <mrow>
        <mo fence="true" stretchy="true">(</mo>
        <mrow>
          <msub>
            <mi>v</mi>
            <mn>3</mn>
          </msub>
        </mrow>
        <mo fence="true" stretchy="true">)</mo>
      </mrow>
      <mrow>
        <mo fence="true" stretchy="false">[</mo>
        <mrow>
          <mrow>
            <msub>
              <mi>α</mi>
              <mn>2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2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2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2</mn>
            </msub>
          </mrow>
        </mrow>
        <mo fence="true" stretchy="false">]</mo>
      </mrow>
    </mrow>
    <annotation encoding="StarMath 5.0">{α} rsub {3} left ({ω} rsub {2} right ) = {b} rsub {{ω} rsub {2}} left ({v} rsub {3} right ) [ {α} rsub {2} left ({ω} rsub {1} right ) {a} rsub {12} + {α} rsub {2} left ({ω} rsub {2} right ) {a} rsub {22} + {α} rsub {2} left ({ω} rsub {3} right ) {a} rsub {32} ]</annotation>
  </semantics>
</math>
</file>

<file path=Object 130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sub>
          <mi>b</mi>
          <msub>
            <mi>ω</mi>
            <mn>3</mn>
          </msub>
        </msub>
      </mrow>
      <mrow>
        <mo fence="true" stretchy="true">(</mo>
        <mrow>
          <msub>
            <mi>v</mi>
            <mn>3</mn>
          </msub>
        </mrow>
        <mo fence="true" stretchy="true">)</mo>
      </mrow>
      <mrow>
        <mo fence="true" stretchy="false">[</mo>
        <mrow>
          <mrow>
            <msub>
              <mi>α</mi>
              <mn>2</mn>
            </msub>
            <mrow>
              <mo fence="true" stretchy="true">(</mo>
              <mrow>
                <msub>
                  <mi>ω</mi>
                  <mn>1</mn>
                </msub>
              </mrow>
              <mo fence="true" stretchy="true">)</mo>
            </mrow>
            <mrow>
              <msub>
                <mi>a</mi>
                <mn>13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2</mn>
                </msub>
              </mrow>
              <mo fence="true" stretchy="true">)</mo>
            </mrow>
            <mrow>
              <msub>
                <mi>a</mi>
                <mn>23</mn>
              </msub>
              <mo stretchy="false">+</mo>
              <msub>
                <mi>α</mi>
                <mn>2</mn>
              </msub>
            </mrow>
            <mrow>
              <mo fence="true" stretchy="true">(</mo>
              <mrow>
                <msub>
                  <mi>ω</mi>
                  <mn>3</mn>
                </msub>
              </mrow>
              <mo fence="true" stretchy="true">)</mo>
            </mrow>
            <msub>
              <mi>a</mi>
              <mn>33</mn>
            </msub>
          </mrow>
        </mrow>
        <mo fence="true" stretchy="false">]</mo>
      </mrow>
    </mrow>
    <annotation encoding="StarMath 5.0">{α} rsub {3} left ({ω} rsub {3} right ) = {b} rsub {{ω} rsub {3}} left ({v} rsub {3} right ) [ {α} rsub {2} left ({ω} rsub {1} right ) {a} rsub {13} + {α} rsub {2} left ({ω} rsub {2} right ) {a} rsub {23} + {α} rsub {2} left ({ω} rsub {3} right ) {a} rsub {33} ]</annotation>
  </semantics>
</math>
</file>

<file path=Object 132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frac>
          <mn>1</mn>
          <mn>7</mn>
        </mfrac>
      </mrow>
      <mrow>
        <mrow>
          <mo fence="true" stretchy="true">[</mo>
          <mrow>
            <mrow>
              <mn>0,0195</mn>
              <mi>×</mi>
              <mrow>
                <mn>0,571</mn>
                <mo stretchy="false">+</mo>
                <mn>0,0462</mn>
              </mrow>
              <mi>×</mi>
              <mrow>
                <mn>0,401</mn>
                <mo stretchy="false">+</mo>
                <mn>0</mn>
              </mrow>
              <msub>
                <mi>a</mi>
                <mn>31</mn>
              </msub>
            </mrow>
          </mrow>
          <mo fence="true" stretchy="true">]</mo>
        </mrow>
        <mo stretchy="false">=</mo>
        <mn>0,00424</mn>
      </mrow>
    </mrow>
    <annotation encoding="StarMath 5.0">{α} rsub {3} left ({ω} rsub {1} right ) = {1} over {7} left [0,0195× 0,571 + 0,0462× 0,401 + 0 {a} rsub {31}  right ] =0,00424</annotation>
  </semantics>
</math>
</file>

<file path=Object 134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n>0</mn>
      </mrow>
      <mi>×</mi>
      <mrow>
        <mrow>
          <mo fence="true" stretchy="true">[</mo>
          <mrow>
            <mrow>
              <mn>0,0195</mn>
              <mi>×</mi>
              <mrow>
                <mn>0,179</mn>
                <mo stretchy="false">+</mo>
                <mn>0,0462</mn>
              </mrow>
              <mi>×</mi>
              <mrow>
                <mn>0,528</mn>
                <mo stretchy="false">+</mo>
                <mn>0</mn>
              </mrow>
              <msub>
                <mi>a</mi>
                <mn>32</mn>
              </msub>
            </mrow>
          </mrow>
          <mo fence="true" stretchy="true">]</mo>
        </mrow>
        <mo stretchy="false">=</mo>
        <mn>0</mn>
      </mrow>
    </mrow>
    <annotation encoding="StarMath 5.0">{α} rsub {3} left ({ω} rsub {2} right ) = 0× left [0,0195 × 0,179 + 0,0462 × 0,528 + 0 {a} rsub {32}  right ] =0</annotation>
  </semantics>
</math>
</file>

<file path=Object 136/content.xml><?xml version="1.0" encoding="utf-8"?>
<math xmlns="http://www.w3.org/1998/Math/MathML" display="block">
  <semantics>
    <mrow>
      <msub>
        <mi>α</mi>
        <mn>3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frac>
          <mn>24</mn>
          <mn>25</mn>
        </mfrac>
      </mrow>
      <mrow>
        <mrow>
          <mo fence="true" stretchy="true">[</mo>
          <mrow>
            <mrow>
              <mn>0,0195</mn>
              <mi>×</mi>
              <mrow>
                <mn>0,250</mn>
                <mo stretchy="false">+</mo>
                <mn>0,0462</mn>
              </mrow>
              <mi>×</mi>
              <mrow>
                <mn>0,071</mn>
                <mo stretchy="false">+</mo>
                <mn>0</mn>
              </mrow>
              <msub>
                <mi>a</mi>
                <mn>33</mn>
              </msub>
            </mrow>
          </mrow>
          <mo fence="true" stretchy="true">]</mo>
        </mrow>
        <mo stretchy="false">=</mo>
        <mn>0,00783</mn>
      </mrow>
    </mrow>
    <annotation encoding="StarMath 5.0">{α} rsub {3} left ({ω} rsub {3} right ) = {24} over {25} left [0,0195 × 0,250 + 0,0462 × 0,071 + 0 {a} rsub {33}  right ] = 0,00783</annotation>
  </semantics>
</math>
</file>

<file path=Object 138/content.xml><?xml version="1.0" encoding="utf-8"?>
<math xmlns="http://www.w3.org/1998/Math/MathML" display="block">
  <semantics>
    <mrow>
      <msub>
        <mi>β</mi>
        <mn>10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β</mi>
          <mn>10</mn>
        </msub>
      </mrow>
      <mrow>
        <mo fence="true" stretchy="true">(</mo>
        <mrow>
          <msub>
            <mi>ω</mi>
            <mn>2</mn>
          </msub>
        </mrow>
        <mo fence="true" stretchy="true">)</mo>
      </mrow>
      <msub>
        <mrow>
          <mrow/>
          <mi>β</mi>
        </mrow>
        <mn>10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n>1</mn>
      </mrow>
    </mrow>
    <annotation encoding="StarMath 5.0">{β} rsub {10} left ({ω} rsub {1} right ) = {β} rsub {10} left ({ω} rsub {2} right ) {=β} rsub {10} left ({ω} rsub {3} right ) =1</annotation>
  </semantics>
</math>
</file>

<file path=Object 14/content.xml><?xml version="1.0" encoding="utf-8"?>
<math xmlns="http://www.w3.org/1998/Math/MathML" display="block">
  <semantics>
    <mrow>
      <msub>
        <mi>β</mi>
        <mn>9</mn>
      </msub>
      <mrow>
        <mo fence="true" stretchy="true">(</mo>
        <mrow>
          <mi>i</mi>
        </mrow>
        <mo fence="true" stretchy="true">)</mo>
      </mrow>
    </mrow>
    <annotation encoding="StarMath 5.0">{β} rsub {9} left (i right )</annotation>
  </semantics>
</math>
</file>

<file path=Object 140/content.xml><?xml version="1.0" encoding="utf-8"?>
<math xmlns="http://www.w3.org/1998/Math/MathML" display="block">
  <semantics>
    <mrow>
      <msub>
        <mi>β</mi>
        <mi>t</mi>
      </msub>
      <mrow>
        <mrow>
          <mo fence="true" stretchy="true">(</mo>
          <mrow>
            <mi>i</mi>
          </mrow>
          <mo fence="true" stretchy="tru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n>3</mn>
          </munderover>
          <mrow>
            <msub>
              <mi>a</mi>
              <mi mathvariant="italic">ij</mi>
            </msub>
            <msub>
              <mi>β</mi>
              <mrow>
                <mi>t</mi>
                <mo stretchy="false">+</mo>
                <mn>1</mn>
              </mrow>
            </msub>
            <mrow>
              <mo fence="true" stretchy="true">(</mo>
              <mrow>
                <mi>j</mi>
              </mrow>
              <mo fence="true" stretchy="true">)</mo>
            </mrow>
            <msub>
              <mi>b</mi>
              <mi>j</mi>
            </msub>
            <mrow>
              <mo fence="true" stretchy="true">(</mo>
              <mrow>
                <msub>
                  <mi>Y</mi>
                  <mrow>
                    <mi>t</mi>
                    <mo stretchy="false">+</mo>
                    <mn>1</mn>
                  </mrow>
                </msub>
              </mrow>
              <mo fence="true" stretchy="true">)</mo>
            </mrow>
          </mrow>
        </mrow>
      </mrow>
    </mrow>
    <annotation encoding="StarMath 5.0">{β} rsub {t} left (i right ) = sum from {j =1} to {3} {{a} rsub {ij} {β} rsub {t+1} left (j right )   {b} rsub {j} left ({Y} rsub {t+1} right )}</annotation>
  </semantics>
</math>
</file>

<file path=Object 142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i>i</mi>
          </mrow>
          <mo fence="true" stretchy="tru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sub>
              <mi>a</mi>
              <mi mathvariant="italic">ij</mi>
            </msub>
            <msub>
              <mi>β</mi>
              <mrow>
                <mo fence="true" stretchy="false">(</mo>
                <mrow>
                  <mrow>
                    <mn>10</mn>
                    <mo stretchy="false">−</mo>
                    <mn>1</mn>
                    <mo stretchy="false">+</mo>
                    <mn>1</mn>
                  </mrow>
                </mrow>
                <mo fence="true" stretchy="false">)</mo>
              </mrow>
            </msub>
            <mrow>
              <mo fence="true" stretchy="true">(</mo>
              <mrow>
                <mi>j</mi>
              </mrow>
              <mo fence="true" stretchy="true">)</mo>
            </mrow>
            <msub>
              <mi>b</mi>
              <mi>j</mi>
            </msub>
            <mrow>
              <mo fence="true" stretchy="true">(</mo>
              <mrow>
                <msub>
                  <mi>Y</mi>
                  <mrow>
                    <mn>10</mn>
                    <mo stretchy="false">−</mo>
                    <mn>1</mn>
                    <mo stretchy="false">+</mo>
                    <mn>1</mn>
                  </mrow>
                </msub>
              </mrow>
              <mo fence="true" stretchy="true">)</mo>
            </mrow>
          </mrow>
        </mrow>
      </mrow>
    </mrow>
    <annotation encoding="StarMath 5.0">{β} rsub {9} left (i right ) = sum from {j =1} to {N} {{a} rsub {ij} {β} rsub {(10-1+1)} left (j right )   {b} rsub {j} left ({Y} rsub {10-1+1} right )}</annotation>
  </semantics>
</math>
</file>

<file path=Object 144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i>i</mi>
            </msub>
          </mrow>
          <mo fence="true" stretchy="true">)</mo>
        </mrow>
        <mo stretchy="false">=</mo>
        <msub>
          <mi>a</mi>
          <mrow>
            <mi>i</mi>
            <mn>1</mn>
          </mrow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Y</mi>
              <mn>10</mn>
            </msub>
          </mrow>
          <mo fence="true" stretchy="true">)</mo>
        </mrow>
        <mo stretchy="false">+</mo>
        <msub>
          <mi>a</mi>
          <mrow>
            <mi>i</mi>
            <mn>2</mn>
          </mrow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Y</mi>
              <mn>10</mn>
            </msub>
          </mrow>
          <mo fence="true" stretchy="true">)</mo>
        </mrow>
        <mo stretchy="false">+</mo>
        <msub>
          <mi>a</mi>
          <mrow>
            <mi>i</mi>
            <mn>3</mn>
          </mrow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Y</mi>
            <mn>10</mn>
          </msub>
        </mrow>
        <mo fence="true" stretchy="true">)</mo>
      </mrow>
    </mrow>
    <annotation encoding="StarMath 5.0">{β} rsub {9} left ({ω} rsub {i} right ) = {a} rsub {i1} {β} rsub {left (10 right )} left ({ω} rsub {1} right ) {b} rsub {{ω} rsub {1}} left ({Y} rsub {10} right ) + {a} rsub {i2} {β} rsub {left (10 right )} left ({ω} rsub {2} right ) {b} rsub {{ω} rsub {2}} left ({Y} rsub {10} right ) + {a} rsub {i3} {β} rsub {left (10 right )} left ({ω} rsub {3} right ) {b} rsub {{ω} rsub {3}} left ({Y} rsub {10} right )</annotation>
  </semantics>
</math>
</file>

<file path=Object 146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a</mi>
          <mn>11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12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13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v</mi>
            <mn>1</mn>
          </msub>
        </mrow>
        <mo fence="true" stretchy="true">)</mo>
      </mrow>
    </mrow>
    <annotation encoding="StarMath 5.0">{β} rsub {9} left ({ω} rsub {1} right ) = {a} rsub {11} {β} rsub {left (10 right )} left ({ω} rsub {1} right ) {b} rsub {{ω} rsub {1}} left ({v} rsub {1} right ) + {a} rsub {12} {β} rsub {left (10 right )} left ({ω} rsub {2} right ) {b} rsub {{ω} rsub {2}} left ({v} rsub {1} right ) + {a} rsub {13} {β} rsub {left (10 right )} left ({ω} rsub {3} right ) {b} rsub {{ω} rsub {3}} left ({v} rsub {1} right )</annotation>
  </semantics>
</math>
</file>

<file path=Object 148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sub>
          <mi>a</mi>
          <mn>21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22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23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v</mi>
            <mn>1</mn>
          </msub>
        </mrow>
        <mo fence="true" stretchy="true">)</mo>
      </mrow>
    </mrow>
    <annotation encoding="StarMath 5.0">{β} rsub {9} left ({ω} rsub {2} right ) = {a} rsub {21} {β} rsub {left (10 right )} left ({ω} rsub {1} right ) {b} rsub {{ω} rsub {1}} left ({v} rsub {1} right ) + {a} rsub {22} {β} rsub {left (10 right )} left ({ω} rsub {2} right ) {b} rsub {{ω} rsub {2}} left ({v} rsub {1} right ) + {a} rsub {23} {β} rsub {left (10 right )} left ({ω} rsub {3} right ) {b} rsub {{ω} rsub {3}} left ({v} rsub {1} right )</annotation>
  </semantics>
</math>
</file>

<file path=Object 150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sub>
          <mi>a</mi>
          <mn>31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32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v</mi>
              <mn>1</mn>
            </msub>
          </mrow>
          <mo fence="true" stretchy="true">)</mo>
        </mrow>
        <mo stretchy="false">+</mo>
        <msub>
          <mi>a</mi>
          <mn>33</mn>
        </msub>
      </mrow>
      <msub>
        <mi>β</mi>
        <mrow>
          <mo fence="true" stretchy="true">(</mo>
          <mrow>
            <mn>10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v</mi>
            <mn>1</mn>
          </msub>
        </mrow>
        <mo fence="true" stretchy="true">)</mo>
      </mrow>
    </mrow>
    <annotation encoding="StarMath 5.0">{β} rsub {9} left ({ω} rsub {3} right ) = {a} rsub {31} {β} rsub {left (10 right )} left ({ω} rsub {1} right ) {b} rsub {{ω} rsub {1}} left ({v} rsub {1} right ) + {a} rsub {32} {β} rsub {left (10 right )} left ({ω} rsub {2} right ) {b} rsub {{ω} rsub {2}} left ({v} rsub {1} right ) + {a} rsub {33} {β} rsub {left (10 right )} left ({ω} rsub {3} right ) {b} rsub {{ω} rsub {3}} left ({v} rsub {1} right )</annotation>
  </semantics>
</math>
</file>

<file path=Object 152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n>0,571</mn>
      </mrow>
      <mi>×</mi>
      <mn>1</mn>
      <mi>×</mi>
      <mrow>
        <mfrac>
          <mn>5</mn>
          <mn>7</mn>
        </mfrac>
        <mo stretchy="false">+</mo>
        <mn>0,179</mn>
      </mrow>
      <mi>×</mi>
      <mn>1</mn>
      <mi>×</mi>
      <mrow>
        <mfrac>
          <mn>1</mn>
          <mn>25</mn>
        </mfrac>
        <mo stretchy="false">+</mo>
        <mn>0,250</mn>
      </mrow>
      <mi>×</mi>
      <mn>1</mn>
      <mi>×</mi>
      <mrow>
        <mfrac>
          <mn>1</mn>
          <mn>25</mn>
        </mfrac>
        <mo stretchy="false">=</mo>
        <mn>0,425</mn>
      </mrow>
    </mrow>
    <annotation encoding="StarMath 5.0">{β} rsub {9} left ({ω} rsub {1} right ) = 0,571 ×1× {5} over {7} + 0,179 ×1× {1} over {25} + 0,250 ×1× {1} over {25} =0,425</annotation>
  </semantics>
</math>
</file>

<file path=Object 154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n>0,401</mn>
      </mrow>
      <mi>×</mi>
      <mn>1</mn>
      <mi>×</mi>
      <mrow>
        <mfrac>
          <mn>5</mn>
          <mn>7</mn>
        </mfrac>
        <mo stretchy="false">+</mo>
        <mn>0,528</mn>
      </mrow>
      <mi>×</mi>
      <mn>1</mn>
      <mi>×</mi>
      <mrow>
        <mfrac>
          <mn>1</mn>
          <mn>25</mn>
        </mfrac>
        <mo stretchy="false">+</mo>
        <mn>0,071</mn>
      </mrow>
      <mi>×</mi>
      <mn>1</mn>
      <mi>×</mi>
      <mrow>
        <mfrac>
          <mn>1</mn>
          <mn>25</mn>
        </mfrac>
        <mo stretchy="false">=</mo>
        <mn>0,310</mn>
      </mrow>
    </mrow>
    <annotation encoding="StarMath 5.0">{β} rsub {9} left ({ω} rsub {2} right ) = 0,401 ×1× {5} over {7} + 0,528 ×1× {1} over {25} + 0,071 ×1× {1} over {25} =0,310</annotation>
  </semantics>
</math>
</file>

<file path=Object 156/content.xml><?xml version="1.0" encoding="utf-8"?>
<math xmlns="http://www.w3.org/1998/Math/MathML" display="block">
  <semantics>
    <mrow>
      <msub>
        <mi>β</mi>
        <mn>9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n>0,561</mn>
      </mrow>
      <mi>×</mi>
      <mn>1</mn>
      <mi>×</mi>
      <mrow>
        <mfrac>
          <mn>5</mn>
          <mn>7</mn>
        </mfrac>
        <mo stretchy="false">+</mo>
        <mn>0,160</mn>
      </mrow>
      <mi>×</mi>
      <mn>1</mn>
      <mi>×</mi>
      <mrow>
        <mfrac>
          <mn>1</mn>
          <mn>25</mn>
        </mfrac>
        <mo stretchy="false">+</mo>
        <mn>0,279</mn>
      </mrow>
      <mi>×</mi>
      <mn>1</mn>
      <mi>×</mi>
      <mrow>
        <mfrac>
          <mn>1</mn>
          <mn>25</mn>
        </mfrac>
        <mo stretchy="false">=</mo>
        <mn>0,418</mn>
      </mrow>
    </mrow>
    <annotation encoding="StarMath 5.0">{β} rsub {9} left ({ω} rsub {3} right ) = 0,561 ×1× {5} over {7} + 0,160 ×1× {1} over {25} + 0,279 ×1× {1} over {25} =0,418</annotation>
  </semantics>
</math>
</file>

<file path=Object 158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sub>
          <mi>a</mi>
          <mn>11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12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13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Y</mi>
            <mn>9</mn>
          </msub>
        </mrow>
        <mo fence="true" stretchy="true">)</mo>
      </mrow>
    </mrow>
    <annotation encoding="StarMath 5.0">{β} rsub {8} left ({ω} rsub {1} right ) = {a} rsub {11} {β} rsub {left (9 right )} left ({ω} rsub {1} right ) {b} rsub {{ω} rsub {1}} left ({Y} rsub {9} right ) + {a} rsub {12} {β} rsub {left (9 right )} left ({ω} rsub {2} right ) {b} rsub {{ω} rsub {2}} left ({Y} rsub {9} right ) + {a} rsub {13} {β} rsub {left (9 right )} left ({ω} rsub {3} right ) {b} rsub {{ω} rsub {3}} left ({Y} rsub {9} right )</annotation>
  </semantics>
</math>
</file>

<file path=Object 16/content.xml><?xml version="1.0" encoding="utf-8"?>
<math xmlns="http://www.w3.org/1998/Math/MathML" display="block">
  <semantics>
    <mrow>
      <msub>
        <mi>Y</mi>
        <mn>8</mn>
      </msub>
      <mo stretchy="false">=</mo>
      <msub>
        <mi>v</mi>
        <mn>2</mn>
      </msub>
    </mrow>
    <annotation encoding="StarMath 5.0">{Y} rsub {8} = {v} rsub {2}</annotation>
  </semantics>
</math>
</file>

<file path=Object 160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sub>
          <mi>a</mi>
          <mn>21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22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23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Y</mi>
            <mn>9</mn>
          </msub>
        </mrow>
        <mo fence="true" stretchy="true">)</mo>
      </mrow>
    </mrow>
    <annotation encoding="StarMath 5.0">{β} rsub {8} left ({ω} rsub {2} right ) = {a} rsub {21} {β} rsub {left (9 right )} left ({ω} rsub {1} right ) {b} rsub {{ω} rsub {1}} left ({Y} rsub {9} right ) + {a} rsub {22} {β} rsub {left (9 right )} left ({ω} rsub {2} right ) {b} rsub {{ω} rsub {2}} left ({Y} rsub {9} right ) + {a} rsub {23} {β} rsub {left (9 right )} left ({ω} rsub {3} right ) {b} rsub {{ω} rsub {3}} left ({Y} rsub {9} right )</annotation>
  </semantics>
</math>
</file>

<file path=Object 162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sub>
          <mi>a</mi>
          <mn>31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1</mn>
          </msub>
        </mrow>
        <mo fence="true" stretchy="true">)</mo>
      </mrow>
      <msub>
        <mi>b</mi>
        <msub>
          <mi>ω</mi>
          <mn>1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32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2</mn>
          </msub>
        </mrow>
        <mo fence="true" stretchy="true">)</mo>
      </mrow>
      <msub>
        <mi>b</mi>
        <msub>
          <mi>ω</mi>
          <mn>2</mn>
        </msub>
      </msub>
      <mrow>
        <mrow>
          <mo fence="true" stretchy="true">(</mo>
          <mrow>
            <msub>
              <mi>Y</mi>
              <mn>9</mn>
            </msub>
          </mrow>
          <mo fence="true" stretchy="true">)</mo>
        </mrow>
        <mo stretchy="false">+</mo>
        <msub>
          <mi>a</mi>
          <mn>33</mn>
        </msub>
      </mrow>
      <msub>
        <mi>β</mi>
        <mrow>
          <mo fence="true" stretchy="true">(</mo>
          <mrow>
            <mn>9</mn>
          </mrow>
          <mo fence="true" stretchy="true">)</mo>
        </mrow>
      </msub>
      <mrow>
        <mo fence="true" stretchy="true">(</mo>
        <mrow>
          <msub>
            <mi>ω</mi>
            <mn>3</mn>
          </msub>
        </mrow>
        <mo fence="true" stretchy="true">)</mo>
      </mrow>
      <msub>
        <mi>b</mi>
        <msub>
          <mi>ω</mi>
          <mn>3</mn>
        </msub>
      </msub>
      <mrow>
        <mo fence="true" stretchy="true">(</mo>
        <mrow>
          <msub>
            <mi>Y</mi>
            <mn>9</mn>
          </msub>
        </mrow>
        <mo fence="true" stretchy="true">)</mo>
      </mrow>
    </mrow>
    <annotation encoding="StarMath 5.0">{β} rsub {8} left ({ω} rsub {3} right ) = {a} rsub {31} {β} rsub {left (9 right )} left ({ω} rsub {1} right ) {b} rsub {{ω} rsub {1}} left ({Y} rsub {9} right ) + {a} rsub {32} {β} rsub {left (9 right )} left ({ω} rsub {2} right ) {b} rsub {{ω} rsub {2}} left ({Y} rsub {9} right ) + {a} rsub {33} {β} rsub {left (9 right )} left ({ω} rsub {3} right ) {b} rsub {{ω} rsub {3}} left ({Y} rsub {9} right )</annotation>
  </semantics>
</math>
</file>

<file path=Object 164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1</mn>
            </msub>
          </mrow>
          <mo fence="true" stretchy="true">)</mo>
        </mrow>
        <mo stretchy="false">=</mo>
        <mn>0,571</mn>
      </mrow>
      <mi>×</mi>
      <mn>0,425</mn>
      <mi>×</mi>
      <mrow>
        <mfrac>
          <mn>1</mn>
          <mn>7</mn>
        </mfrac>
        <mo stretchy="false">+</mo>
        <mn>0,179</mn>
      </mrow>
      <mi>×</mi>
      <mn>0,310</mn>
      <mi>×</mi>
      <mrow>
        <mn>0</mn>
        <mo stretchy="false">+</mo>
        <mn>0,250</mn>
      </mrow>
      <mi>×</mi>
      <mn>0,418</mn>
      <mi>×</mi>
      <mrow>
        <mfrac>
          <mn>24</mn>
          <mn>25</mn>
        </mfrac>
        <mo stretchy="false">=</mo>
        <mn>0,135</mn>
      </mrow>
    </mrow>
    <annotation encoding="StarMath 5.0">{β} rsub {8} left ({ω} rsub {1} right ) = 0,571 ×0,425× {1} over {7} + 0,179 ×0,310× 0 + 0,250 ×0,418× {24} over {25} =0,135</annotation>
  </semantics>
</math>
</file>

<file path=Object 166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2</mn>
            </msub>
          </mrow>
          <mo fence="true" stretchy="true">)</mo>
        </mrow>
        <mo stretchy="false">=</mo>
        <mn>0,401</mn>
      </mrow>
      <mi>×</mi>
      <mn>0,425</mn>
      <mi>×</mi>
      <mrow>
        <mfrac>
          <mn>1</mn>
          <mn>7</mn>
        </mfrac>
        <mo stretchy="false">+</mo>
        <mn>0,528</mn>
      </mrow>
      <mi>×</mi>
      <mn>0,310</mn>
      <mi>×</mi>
      <mrow>
        <mn>0</mn>
        <mo stretchy="false">+</mo>
        <mn>0,071</mn>
      </mrow>
      <mi>×</mi>
      <mn>0,418</mn>
      <mi>×</mi>
      <mrow>
        <mfrac>
          <mn>24</mn>
          <mn>25</mn>
        </mfrac>
        <mo stretchy="false">=</mo>
        <mn>0,0528</mn>
      </mrow>
    </mrow>
    <annotation encoding="StarMath 5.0">{β} rsub {8} left ({ω} rsub {2} right ) = 0,401×0,425× {1} over {7} + 0,528 ×0,310× 0 + 0,071 ×0,418× {24} over {25} =0,0528</annotation>
  </semantics>
</math>
</file>

<file path=Object 168/content.xml><?xml version="1.0" encoding="utf-8"?>
<math xmlns="http://www.w3.org/1998/Math/MathML" display="block">
  <semantics>
    <mrow>
      <msub>
        <mi>β</mi>
        <mn>8</mn>
      </msub>
      <mrow>
        <mrow>
          <mo fence="true" stretchy="true">(</mo>
          <mrow>
            <msub>
              <mi>ω</mi>
              <mn>3</mn>
            </msub>
          </mrow>
          <mo fence="true" stretchy="true">)</mo>
        </mrow>
        <mo stretchy="false">=</mo>
        <mn>0,561</mn>
      </mrow>
      <mi>×</mi>
      <mn>0,425</mn>
      <mi>×</mi>
      <mrow>
        <mfrac>
          <mn>1</mn>
          <mn>7</mn>
        </mfrac>
        <mo stretchy="false">+</mo>
        <mn>0,160</mn>
      </mrow>
      <mi>×</mi>
      <mn>0,310</mn>
      <mi>×</mi>
      <mrow>
        <mn>0</mn>
        <mo stretchy="false">+</mo>
        <mn>0,279</mn>
      </mrow>
      <mi>×</mi>
      <mn>0,418</mn>
      <mi>×</mi>
      <mrow>
        <mfrac>
          <mn>24</mn>
          <mn>25</mn>
        </mfrac>
        <mo stretchy="false">=</mo>
        <mn>0,146</mn>
      </mrow>
    </mrow>
    <annotation encoding="StarMath 5.0">{β} rsub {8} left ({ω} rsub {3} right ) = 0,561×0,425× {1} over {7} + 0,160 ×0,310× 0 + 0,279 ×0,418× {24} over {25} =0,146</annotation>
  </semantics>
</math>
</file>

<file path=Object 18/content.xml><?xml version="1.0" encoding="utf-8"?>
<math xmlns="http://www.w3.org/1998/Math/MathML" display="block">
  <semantics>
    <mrow>
      <msub>
        <mi>α</mi>
        <mn>8</mn>
      </msub>
      <mrow>
        <mo fence="true" stretchy="true">(</mo>
        <mrow>
          <mi>i</mi>
        </mrow>
        <mo fence="true" stretchy="true">)</mo>
      </mrow>
    </mrow>
    <annotation encoding="StarMath 5.0">{α} rsub {8} left (i right )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20/content.xml><?xml version="1.0" encoding="utf-8"?>
<math xmlns="http://www.w3.org/1998/Math/MathML" display="block">
  <semantics>
    <mrow>
      <msub>
        <mi>β</mi>
        <mn>8</mn>
      </msub>
      <mrow>
        <mo fence="true" stretchy="true">(</mo>
        <mrow>
          <mi>i</mi>
        </mrow>
        <mo fence="true" stretchy="true">)</mo>
      </mrow>
    </mrow>
    <annotation encoding="StarMath 5.0">{β} rsub {8} left (i right )</annotation>
  </semantics>
</math>
</file>

<file path=Object 22/content.xml><?xml version="1.0" encoding="utf-8"?>
<math xmlns="http://www.w3.org/1998/Math/MathML" display="block">
  <semantics>
    <mrow>
      <msub>
        <mi>Y</mi>
        <mn>7</mn>
      </msub>
      <mo stretchy="false">=</mo>
      <msub>
        <mi>v</mi>
        <mn>1</mn>
      </msub>
    </mrow>
    <annotation encoding="StarMath 5.0">{Y} rsub {7} = {v} rsub {1}</annotation>
  </semantics>
</math>
</file>

<file path=Object 24/content.xml><?xml version="1.0" encoding="utf-8"?>
<math xmlns="http://www.w3.org/1998/Math/MathML" display="block">
  <semantics>
    <mrow>
      <msub>
        <mi>α</mi>
        <mn>7</mn>
      </msub>
      <mrow>
        <mo fence="true" stretchy="true">(</mo>
        <mrow>
          <mi>i</mi>
        </mrow>
        <mo fence="true" stretchy="true">)</mo>
      </mrow>
    </mrow>
    <annotation encoding="StarMath 5.0">{α} rsub {7} left (i right )</annotation>
  </semantics>
</math>
</file>

<file path=Object 26/content.xml><?xml version="1.0" encoding="utf-8"?>
<math xmlns="http://www.w3.org/1998/Math/MathML" display="block">
  <semantics>
    <mrow>
      <msub>
        <mi>β</mi>
        <mn>7</mn>
      </msub>
      <mrow>
        <mo fence="true" stretchy="true">(</mo>
        <mrow>
          <mi>i</mi>
        </mrow>
        <mo fence="true" stretchy="true">)</mo>
      </mrow>
    </mrow>
    <annotation encoding="StarMath 5.0">{β} rsub {7} left (i right )</annotation>
  </semantics>
</math>
</file>

<file path=Object 28/content.xml><?xml version="1.0" encoding="utf-8"?>
<math xmlns="http://www.w3.org/1998/Math/MathML" display="block">
  <semantics>
    <mrow>
      <msub>
        <mi>Y</mi>
        <mn>6</mn>
      </msub>
      <mo stretchy="false">=</mo>
      <msub>
        <mi>v</mi>
        <mn>1</mn>
      </msub>
    </mrow>
    <annotation encoding="StarMath 5.0">{Y} rsub {6} = {v} rsub {1}</annotation>
  </semantics>
</math>
</file>

<file path=Object 30/content.xml><?xml version="1.0" encoding="utf-8"?>
<math xmlns="http://www.w3.org/1998/Math/MathML" display="block">
  <semantics>
    <mrow>
      <msub>
        <mi>α</mi>
        <mn>6</mn>
      </msub>
      <mrow>
        <mo fence="true" stretchy="true">(</mo>
        <mrow>
          <mi>i</mi>
        </mrow>
        <mo fence="true" stretchy="true">)</mo>
      </mrow>
    </mrow>
    <annotation encoding="StarMath 5.0">{α} rsub {6} left (i right )</annotation>
  </semantics>
</math>
</file>

<file path=Object 32/content.xml><?xml version="1.0" encoding="utf-8"?>
<math xmlns="http://www.w3.org/1998/Math/MathML" display="block">
  <semantics>
    <mrow>
      <msub>
        <mi>β</mi>
        <mn>6</mn>
      </msub>
      <mrow>
        <mo fence="true" stretchy="true">(</mo>
        <mrow>
          <mi>i</mi>
        </mrow>
        <mo fence="true" stretchy="true">)</mo>
      </mrow>
    </mrow>
    <annotation encoding="StarMath 5.0">{β} rsub {6} left (i right )</annotation>
  </semantics>
</math>
</file>

<file path=Object 34/content.xml><?xml version="1.0" encoding="utf-8"?>
<math xmlns="http://www.w3.org/1998/Math/MathML" display="block">
  <semantics>
    <mrow>
      <msub>
        <mi>Y</mi>
        <mn>5</mn>
      </msub>
      <mo stretchy="false">=</mo>
      <msub>
        <mi>v</mi>
        <mn>2</mn>
      </msub>
    </mrow>
    <annotation encoding="StarMath 5.0">{Y} rsub {5} = {v} rsub {2}</annotation>
  </semantics>
</math>
</file>

<file path=Object 36/content.xml><?xml version="1.0" encoding="utf-8"?>
<math xmlns="http://www.w3.org/1998/Math/MathML" display="block">
  <semantics>
    <mrow>
      <msub>
        <mi>α</mi>
        <mn>5</mn>
      </msub>
      <mrow>
        <mo fence="true" stretchy="true">(</mo>
        <mrow>
          <mi>i</mi>
        </mrow>
        <mo fence="true" stretchy="true">)</mo>
      </mrow>
    </mrow>
    <annotation encoding="StarMath 5.0">{α} rsub {5} left (i right )</annotation>
  </semantics>
</math>
</file>

<file path=Object 38/content.xml><?xml version="1.0" encoding="utf-8"?>
<math xmlns="http://www.w3.org/1998/Math/MathML" display="block">
  <semantics>
    <mrow>
      <msub>
        <mi>β</mi>
        <mn>5</mn>
      </msub>
      <mrow>
        <mo fence="true" stretchy="true">(</mo>
        <mrow>
          <mi>i</mi>
        </mrow>
        <mo fence="true" stretchy="true">)</mo>
      </mrow>
    </mrow>
    <annotation encoding="StarMath 5.0">{β} rsub {5} left (i right )</annotation>
  </semantics>
</math>
</file>

<file path=Object 4/content.xml><?xml version="1.0" encoding="utf-8"?>
<math xmlns="http://www.w3.org/1998/Math/MathML" display="block">
  <semantics>
    <mrow>
      <msub>
        <mi>Y</mi>
        <mn>10</mn>
      </msub>
      <mo stretchy="false">=</mo>
      <msub>
        <mi>v</mi>
        <mn>1</mn>
      </msub>
    </mrow>
    <annotation encoding="StarMath 5.0">{Y} rsub {10} = {v} rsub {1}</annotation>
  </semantics>
</math>
</file>

<file path=Object 40/content.xml><?xml version="1.0" encoding="utf-8"?>
<math xmlns="http://www.w3.org/1998/Math/MathML" display="block">
  <semantics>
    <mrow>
      <msub>
        <mi>Y</mi>
        <mn>4</mn>
      </msub>
      <mo stretchy="false">=</mo>
      <msub>
        <mi>v</mi>
        <mn>3</mn>
      </msub>
    </mrow>
    <annotation encoding="StarMath 5.0">{Y} rsub {4} = {v} rsub {3}</annotation>
  </semantics>
</math>
</file>

<file path=Object 42/content.xml><?xml version="1.0" encoding="utf-8"?>
<math xmlns="http://www.w3.org/1998/Math/MathML" display="block">
  <semantics>
    <mrow>
      <msub>
        <mi>α</mi>
        <mn>4</mn>
      </msub>
      <mrow>
        <mo fence="true" stretchy="true">(</mo>
        <mrow>
          <mi>i</mi>
        </mrow>
        <mo fence="true" stretchy="true">)</mo>
      </mrow>
    </mrow>
    <annotation encoding="StarMath 5.0">{α} rsub {4} left (i right )</annotation>
  </semantics>
</math>
</file>

<file path=Object 44/content.xml><?xml version="1.0" encoding="utf-8"?>
<math xmlns="http://www.w3.org/1998/Math/MathML" display="block">
  <semantics>
    <mrow>
      <msub>
        <mi>β</mi>
        <mn>4</mn>
      </msub>
      <mrow>
        <mo fence="true" stretchy="true">(</mo>
        <mrow>
          <mi>i</mi>
        </mrow>
        <mo fence="true" stretchy="true">)</mo>
      </mrow>
    </mrow>
    <annotation encoding="StarMath 5.0">{β} rsub {4} left (i right )</annotation>
  </semantics>
</math>
</file>

<file path=Object 46/content.xml><?xml version="1.0" encoding="utf-8"?>
<math xmlns="http://www.w3.org/1998/Math/MathML" display="block">
  <semantics>
    <mrow>
      <msub>
        <mi>Y</mi>
        <mn>3</mn>
      </msub>
      <mo stretchy="false">=</mo>
      <msub>
        <mi>v</mi>
        <mn>3</mn>
      </msub>
    </mrow>
    <annotation encoding="StarMath 5.0">{Y} rsub {3} = {v} rsub {3}</annotation>
  </semantics>
</math>
</file>

<file path=Object 48/content.xml><?xml version="1.0" encoding="utf-8"?>
<math xmlns="http://www.w3.org/1998/Math/MathML" display="block">
  <semantics>
    <mrow>
      <msub>
        <mi>α</mi>
        <mn>3</mn>
      </msub>
      <mrow>
        <mo fence="true" stretchy="true">(</mo>
        <mrow>
          <mi>i</mi>
        </mrow>
        <mo fence="true" stretchy="true">)</mo>
      </mrow>
    </mrow>
    <annotation encoding="StarMath 5.0">{α} rsub {3} left (i right )</annotation>
  </semantics>
</math>
</file>

<file path=Object 50/content.xml><?xml version="1.0" encoding="utf-8"?>
<math xmlns="http://www.w3.org/1998/Math/MathML" display="block">
  <semantics>
    <mrow>
      <msub>
        <mi>β</mi>
        <mn>3</mn>
      </msub>
      <mrow>
        <mo fence="true" stretchy="true">(</mo>
        <mrow>
          <mi>i</mi>
        </mrow>
        <mo fence="true" stretchy="true">)</mo>
      </mrow>
    </mrow>
    <annotation encoding="StarMath 5.0">{β} rsub {3} left (i right )</annotation>
  </semantics>
</math>
</file>

<file path=Object 52/content.xml><?xml version="1.0" encoding="utf-8"?>
<math xmlns="http://www.w3.org/1998/Math/MathML" display="block">
  <semantics>
    <mrow>
      <msub>
        <mi>Y</mi>
        <mn>2</mn>
      </msub>
      <mo stretchy="false">=</mo>
      <msub>
        <mi>v</mi>
        <mn>2</mn>
      </msub>
    </mrow>
    <annotation encoding="StarMath 5.0">{Y} rsub {2} = {v} rsub {2}</annotation>
  </semantics>
</math>
</file>

<file path=Object 54/content.xml><?xml version="1.0" encoding="utf-8"?>
<math xmlns="http://www.w3.org/1998/Math/MathML" display="block">
  <semantics>
    <mrow>
      <msub>
        <mi>α</mi>
        <mn>2</mn>
      </msub>
      <mrow>
        <mo fence="true" stretchy="true">(</mo>
        <mrow>
          <mi>i</mi>
        </mrow>
        <mo fence="true" stretchy="true">)</mo>
      </mrow>
    </mrow>
    <annotation encoding="StarMath 5.0">{α} rsub {2} left (i right )</annotation>
  </semantics>
</math>
</file>

<file path=Object 56/content.xml><?xml version="1.0" encoding="utf-8"?>
<math xmlns="http://www.w3.org/1998/Math/MathML" display="block">
  <semantics>
    <mrow>
      <msub>
        <mi>β</mi>
        <mn>2</mn>
      </msub>
      <mrow>
        <mo fence="true" stretchy="true">(</mo>
        <mrow>
          <mi>i</mi>
        </mrow>
        <mo fence="true" stretchy="true">)</mo>
      </mrow>
    </mrow>
    <annotation encoding="StarMath 5.0">{β} rsub {2} left (i right )</annotation>
  </semantics>
</math>
</file>

<file path=Object 58/content.xml><?xml version="1.0" encoding="utf-8"?>
<math xmlns="http://www.w3.org/1998/Math/MathML" display="block">
  <semantics>
    <mrow>
      <msub>
        <mi>Y</mi>
        <mn>1</mn>
      </msub>
      <mo stretchy="false">=</mo>
      <msub>
        <mi>v</mi>
        <mn>1</mn>
      </msub>
    </mrow>
    <annotation encoding="StarMath 5.0">{Y} rsub {1} = {v} rsub {1}</annotation>
  </semantics>
</math>
</file>

<file path=Object 6/content.xml><?xml version="1.0" encoding="utf-8"?>
<math xmlns="http://www.w3.org/1998/Math/MathML" display="block">
  <semantics>
    <mrow>
      <msub>
        <mi>α</mi>
        <mn>10</mn>
      </msub>
      <mrow>
        <mo fence="true" stretchy="true">(</mo>
        <mrow>
          <mi>i</mi>
        </mrow>
        <mo fence="true" stretchy="true">)</mo>
      </mrow>
    </mrow>
    <annotation encoding="StarMath 5.0">{α} rsub {10} left (i right )</annotation>
  </semantics>
</math>
</file>

<file path=Object 60/content.xml><?xml version="1.0" encoding="utf-8"?>
<math xmlns="http://www.w3.org/1998/Math/MathML" display="block">
  <semantics>
    <mrow>
      <msub>
        <mi>α</mi>
        <mn>1</mn>
      </msub>
      <mrow>
        <mo fence="true" stretchy="true">(</mo>
        <mrow>
          <mi>i</mi>
        </mrow>
        <mo fence="true" stretchy="true">)</mo>
      </mrow>
    </mrow>
    <annotation encoding="StarMath 5.0">{α} rsub {1} left (i right )</annotation>
  </semantics>
</math>
</file>

<file path=Object 62/content.xml><?xml version="1.0" encoding="utf-8"?>
<math xmlns="http://www.w3.org/1998/Math/MathML" display="block">
  <semantics>
    <mrow>
      <msub>
        <mi>β</mi>
        <mn>1</mn>
      </msub>
      <mrow>
        <mo fence="true" stretchy="true">(</mo>
        <mrow>
          <mi>i</mi>
        </mrow>
        <mo fence="true" stretchy="true">)</mo>
      </mrow>
    </mrow>
    <annotation encoding="StarMath 5.0">{β} rsub {1} left (i right )</annotation>
  </semantics>
</math>
</file>

<file path=Object 64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66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68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70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72/content.xml><?xml version="1.0" encoding="utf-8"?>
<math xmlns="http://www.w3.org/1998/Math/MathML" display="block">
  <semantics>
    <msub>
      <mi>E</mi>
      <mn>2</mn>
    </msub>
    <annotation encoding="StarMath 5.0">E_2</annotation>
  </semantics>
</math>
</file>

<file path=Object 74/content.xml><?xml version="1.0" encoding="utf-8"?>
<math xmlns="http://www.w3.org/1998/Math/MathML" display="block">
  <semantics>
    <msub>
      <mi>E</mi>
      <mn>3</mn>
    </msub>
    <annotation encoding="StarMath 5.0">E_3</annotation>
  </semantics>
</math>
</file>

<file path=Object 76/content.xml><?xml version="1.0" encoding="utf-8"?>
<math xmlns="http://www.w3.org/1998/Math/MathML" display="block">
  <semantics>
    <mrow>
      <mrow>
        <msub>
          <mi>ω</mi>
          <mn>1</mn>
        </msub>
        <mo stretchy="false">=</mo>
        <mi mathvariant="italic">Path</mi>
      </mrow>
      <mrow>
        <mn>1</mn>
        <mo stretchy="false">=</mo>
        <mrow>
          <mo fence="true" stretchy="true">{</mo>
          <mrow>
            <mrow>
              <msub>
                <mi>N</mi>
                <mn>1</mn>
              </msub>
              <mi>,</mi>
              <msub>
                <mi>N</mi>
                <mn>3</mn>
              </msub>
              <mi>,</mi>
              <msub>
                <mi>N</mi>
                <mn>4</mn>
              </msub>
              <mi>,</mi>
              <msub>
                <mi>N</mi>
                <mn>6</mn>
              </msub>
              <mi>,</mi>
              <msub>
                <mi>N</mi>
                <mn>8</mn>
              </msub>
              <msub>
                <mrow>
                  <mi>,</mi>
                  <mi>N</mi>
                </mrow>
                <mn>10</mn>
              </msub>
            </mrow>
          </mrow>
          <mo fence="true" stretchy="true">}</mo>
        </mrow>
      </mrow>
      <mi>,</mi>
      <mi mathvariant="italic">with</mi>
      <mrow>
        <mrow>
          <mo fence="true" stretchy="false">(</mo>
          <mrow>
            <mrow>
              <mi>E</mi>
              <mrow/>
              <mrow>
                <mrow/>
                <mrow>
                  <msup>
                    <mn>1</mn>
                    <mi mathvariant="italic">min</mi>
                  </msup>
                  <mo stretchy="false">=</mo>
                  <mn>3,25</mn>
                </mrow>
                <mi mathvariant="italic">KJ</mi>
              </mrow>
            </mrow>
          </mrow>
          <mo fence="true" stretchy="false">)</mo>
        </mrow>
        <mrow/>
      </mrow>
    </mrow>
    <annotation encoding="StarMath 5.0">{ω} rsub {1} =Path 1= left lbrace {N} rsub {1} , {N} rsub {3} , {N} rsub {4} , {N} rsub {6} , {N} rsub {8} {,N} rsub {10} right rbrace ,with  {(E} rsub {1} rsup {min} =3,25 KJ)</annotation>
  </semantics>
</math>
</file>

<file path=Object 78/content.xml><?xml version="1.0" encoding="utf-8"?>
<math xmlns="http://www.w3.org/1998/Math/MathML" display="block">
  <semantics>
    <mrow>
      <mrow>
        <msub>
          <mi>ω</mi>
          <mn>2</mn>
        </msub>
        <mo stretchy="false">=</mo>
        <mi mathvariant="italic">Path</mi>
      </mrow>
      <mrow>
        <mn>2</mn>
        <mo stretchy="false">=</mo>
        <mrow>
          <mo fence="true" stretchy="true">{</mo>
          <mrow>
            <mrow>
              <msub>
                <mi>N</mi>
                <mn>1</mn>
              </msub>
              <mi>,</mi>
              <msub>
                <mi>N</mi>
                <mn>3</mn>
              </msub>
              <mi>,</mi>
              <msub>
                <mi>N</mi>
                <mn>4</mn>
              </msub>
              <mi>,</mi>
              <msub>
                <mi>N</mi>
                <mn>6</mn>
              </msub>
              <mi>,</mi>
              <msub>
                <mi>N</mi>
                <mn>8</mn>
              </msub>
              <msub>
                <mrow>
                  <mi>,</mi>
                  <msub>
                    <mi>N</mi>
                    <mn>9</mn>
                  </msub>
                  <mi>,</mi>
                  <mi>N</mi>
                </mrow>
                <mn>10</mn>
              </msub>
            </mrow>
          </mrow>
          <mo fence="true" stretchy="true">}</mo>
        </mrow>
      </mrow>
      <mi>,</mi>
      <mi mathvariant="italic">with</mi>
      <mrow>
        <mrow>
          <mo fence="true" stretchy="false">(</mo>
          <mrow>
            <mrow>
              <mi>E</mi>
              <mrow/>
              <mrow>
                <mrow/>
                <mrow>
                  <msup>
                    <mn>1</mn>
                    <mi mathvariant="italic">min</mi>
                  </msup>
                  <mo stretchy="false">=</mo>
                  <mn>3,65</mn>
                </mrow>
                <mi mathvariant="italic">KJ</mi>
              </mrow>
            </mrow>
          </mrow>
          <mo fence="true" stretchy="false">)</mo>
        </mrow>
        <mrow/>
      </mrow>
    </mrow>
    <annotation encoding="StarMath 5.0">{ω} rsub {2} =Path 2= left lbrace {N} rsub {1} , {N} rsub {3} , {N} rsub {4} , {N} rsub {6} , {N} rsub {8} {, {N} rsub {9} ,N} rsub {10} right rbrace , with  {(E} rsub {1} rsup {min} =3,65 KJ) </annotation>
  </semantics>
</math>
</file>

<file path=Object 8/content.xml><?xml version="1.0" encoding="utf-8"?>
<math xmlns="http://www.w3.org/1998/Math/MathML" display="block">
  <semantics>
    <mrow>
      <msub>
        <mi>β</mi>
        <mn>10</mn>
      </msub>
      <mrow>
        <mo fence="true" stretchy="true">(</mo>
        <mrow>
          <mi>i</mi>
        </mrow>
        <mo fence="true" stretchy="true">)</mo>
      </mrow>
    </mrow>
    <annotation encoding="StarMath 5.0">{β} rsub {10} left (i right )</annotation>
  </semantics>
</math>
</file>

<file path=Object 80/content.xml><?xml version="1.0" encoding="utf-8"?>
<math xmlns="http://www.w3.org/1998/Math/MathML" display="block">
  <semantics>
    <mrow>
      <mrow>
        <msub>
          <mi>ω</mi>
          <mn>3</mn>
        </msub>
        <mo stretchy="false">=</mo>
        <mi mathvariant="italic">Path</mi>
      </mrow>
      <mrow>
        <mn>3</mn>
        <mo stretchy="false">=</mo>
        <mrow>
          <mo fence="true" stretchy="true">{</mo>
          <mrow>
            <mrow>
              <msub>
                <mi>N</mi>
                <mn>1</mn>
              </msub>
              <mi>,</mi>
              <msub>
                <mi>N</mi>
                <mn>3</mn>
              </msub>
              <mi>,</mi>
              <msub>
                <mi>N</mi>
                <mn>5</mn>
              </msub>
              <mi>,</mi>
              <msub>
                <mi>N</mi>
                <mn>7</mn>
              </msub>
              <mi>,</mi>
              <msub>
                <mi>N</mi>
                <mn>6</mn>
              </msub>
              <msub>
                <mrow>
                  <mi>,</mi>
                  <msub>
                    <mi>N</mi>
                    <mn>8</mn>
                  </msub>
                  <mi>,</mi>
                  <mi>N</mi>
                </mrow>
                <mn>10</mn>
              </msub>
            </mrow>
          </mrow>
          <mo fence="true" stretchy="true">}</mo>
        </mrow>
      </mrow>
      <mi>,</mi>
      <mi mathvariant="italic">with</mi>
      <mrow>
        <mrow>
          <mo fence="true" stretchy="false">(</mo>
          <mrow>
            <mrow>
              <mi>E</mi>
              <mrow/>
              <mrow>
                <mrow/>
                <mrow>
                  <msup>
                    <mn>1</mn>
                    <mi mathvariant="italic">min</mi>
                  </msup>
                  <mo stretchy="false">=</mo>
                  <mn>3,81</mn>
                </mrow>
                <mi mathvariant="italic">KJ</mi>
              </mrow>
            </mrow>
          </mrow>
          <mo fence="true" stretchy="false">)</mo>
        </mrow>
        <mrow/>
      </mrow>
    </mrow>
    <annotation encoding="StarMath 5.0">{ω} rsub {3} =Path 3= left lbrace {N} rsub {1} , {N} rsub {3} , {N} rsub {5} , {N} rsub {7} , {N} rsub {6} {, {N} rsub {8} ,N} rsub {10} right rbrace ,with  {(E} rsub {1} rsup {min} =3,81 KJ) </annotation>
  </semantics>
</math>
</file>

<file path=Object 82/content.xml><?xml version="1.0" encoding="utf-8"?>
<math xmlns="http://www.w3.org/1998/Math/MathML" display="block">
  <semantics>
    <mrow>
      <mrow>
        <msub>
          <mi>ω</mi>
          <mn>4</mn>
        </msub>
        <mo stretchy="false">=</mo>
        <mi mathvariant="italic">Path</mi>
      </mrow>
      <mrow>
        <mn>4</mn>
        <mo stretchy="false">=</mo>
        <mrow>
          <mo fence="true" stretchy="true">{</mo>
          <mrow>
            <mrow>
              <msub>
                <mi>N</mi>
                <mn>1</mn>
              </msub>
              <mi>,</mi>
              <msub>
                <mi>N</mi>
                <mn>3</mn>
              </msub>
              <mi>,</mi>
              <msub>
                <mi>N</mi>
                <mn>5</mn>
              </msub>
              <mi>,</mi>
              <msub>
                <mi>N</mi>
                <mn>7</mn>
              </msub>
              <msub>
                <mrow>
                  <mi>,</mi>
                  <msub>
                    <mi>N</mi>
                    <mn>6</mn>
                  </msub>
                  <mi>,</mi>
                  <msub>
                    <mi>N</mi>
                    <mn>8</mn>
                  </msub>
                  <mi>,</mi>
                  <mi>N</mi>
                </mrow>
                <mn>9</mn>
              </msub>
              <msub>
                <mrow>
                  <mi>,</mi>
                  <mi>N</mi>
                </mrow>
                <mn>10</mn>
              </msub>
            </mrow>
          </mrow>
          <mo fence="true" stretchy="true">}</mo>
        </mrow>
      </mrow>
      <mi>,</mi>
      <mi mathvariant="italic">with</mi>
      <mrow>
        <mrow>
          <mo fence="true" stretchy="false">(</mo>
          <mrow>
            <mrow>
              <mi>E</mi>
              <mrow/>
              <mrow>
                <mrow/>
                <mrow>
                  <msup>
                    <mn>1</mn>
                    <mi mathvariant="italic">min</mi>
                  </msup>
                  <mo stretchy="false">=</mo>
                  <mn>4,71</mn>
                </mrow>
                <mi mathvariant="italic">KJ</mi>
              </mrow>
            </mrow>
          </mrow>
          <mo fence="true" stretchy="false">)</mo>
        </mrow>
        <mrow/>
      </mrow>
    </mrow>
    <annotation encoding="StarMath 5.0">{ω} rsub {4} =Path 4= left lbrace {N} rsub {1} , {N} rsub {3} , {N} rsub {5} , {N} rsub {7} {, {N} rsub {6} , {N} rsub {8} ,N} rsub {9} {,N} rsub {10} right rbrace , with  {(E} rsub {1} rsup {min} =4,71 KJ)</annotation>
  </semantics>
</math>
</file>

<file path=Object 84/content.xml><?xml version="1.0" encoding="utf-8"?>
<math xmlns="http://www.w3.org/1998/Math/MathML" display="block">
  <semantics>
    <mrow>
      <mrow>
        <msub>
          <mi>v</mi>
          <mn>1</mn>
        </msub>
        <mo stretchy="false">=</mo>
        <mi mathvariant="italic">cost</mi>
      </mrow>
      <mrow>
        <mn>1</mn>
        <mo stretchy="false">=</mo>
        <mn>5</mn>
      </mrow>
      <mi mathvariant="italic">hop</mi>
      <mi mathvariant="italic">counts</mi>
      <mi mathvariant="italic">of</mi>
      <mi mathvariant="italic">path</mi>
      <mn>1</mn>
    </mrow>
    <annotation encoding="StarMath 5.0">{v} rsub {1} =cost 1=5 hop counts of path 1</annotation>
  </semantics>
</math>
</file>

<file path=Object 86/content.xml><?xml version="1.0" encoding="utf-8"?>
<math xmlns="http://www.w3.org/1998/Math/MathML" display="block">
  <semantics>
    <mrow>
      <mrow>
        <msub>
          <mi>v</mi>
          <mn>2</mn>
        </msub>
        <mo stretchy="false">=</mo>
        <mi mathvariant="italic">cost</mi>
      </mrow>
      <mrow>
        <mn>2</mn>
        <mo stretchy="false">=</mo>
        <mn>6</mn>
      </mrow>
      <mi mathvariant="italic">hop</mi>
      <mi mathvariant="italic">counts</mi>
      <mi mathvariant="italic">of</mi>
      <mi mathvariant="italic">path</mi>
      <mn>2</mn>
    </mrow>
    <annotation encoding="StarMath 5.0">{v} rsub {2} =cost 2=6 hop counts of path 2</annotation>
  </semantics>
</math>
</file>

<file path=Object 88/content.xml><?xml version="1.0" encoding="utf-8"?>
<math xmlns="http://www.w3.org/1998/Math/MathML" display="block">
  <semantics>
    <mrow>
      <mrow>
        <msub>
          <mi>v</mi>
          <mn>3</mn>
        </msub>
        <mo stretchy="false">=</mo>
        <mi mathvariant="italic">cost</mi>
      </mrow>
      <mrow>
        <mn>3</mn>
        <mo stretchy="false">=</mo>
        <mn>6</mn>
      </mrow>
      <mi mathvariant="italic">hop</mi>
      <mi mathvariant="italic">counts</mi>
      <mi mathvariant="italic">of</mi>
      <mi mathvariant="italic">path</mi>
      <mn>3</mn>
    </mrow>
    <annotation encoding="StarMath 5.0">{v} rsub {3} =cost 3=6 hop counts of path 3</annotation>
  </semantics>
</math>
</file>

<file path=Object 90/content.xml><?xml version="1.0" encoding="utf-8"?>
<math xmlns="http://www.w3.org/1998/Math/MathML" display="block">
  <semantics>
    <mrow>
      <mrow>
        <msub>
          <mi>v</mi>
          <mn>4</mn>
        </msub>
        <mo stretchy="false">=</mo>
        <mi mathvariant="italic">cost</mi>
      </mrow>
      <mrow>
        <mn>4</mn>
        <mo stretchy="false">=</mo>
        <mn>7</mn>
      </mrow>
      <mi mathvariant="italic">hop</mi>
      <mi mathvariant="italic">counts</mi>
      <mi mathvariant="italic">of</mi>
      <mi mathvariant="italic">path</mi>
      <mn>4</mn>
    </mrow>
    <annotation encoding="StarMath 5.0">{v} rsub {4} =cost 4=7 hop counts of path 4</annotation>
  </semantics>
</math>
</file>

<file path=Object 92/content.xml><?xml version="1.0" encoding="utf-8"?>
<math xmlns="http://www.w3.org/1998/Math/MathML" display="block">
  <semantics>
    <mrow>
      <mrow>
        <mi>Ω</mi>
        <mo stretchy="false">=</mo>
        <msub>
          <mrow>
            <mo stretchy="false">{</mo>
            <mi>ω</mi>
          </mrow>
          <mn>1</mn>
        </msub>
      </mrow>
      <mi>,</mi>
      <msub>
        <mi>ω</mi>
        <mn>2</mn>
      </msub>
      <mi>,</mi>
      <msub>
        <mi>ω</mi>
        <mn>3</mn>
      </msub>
      <mo stretchy="false">}</mo>
    </mrow>
    <annotation encoding="StarMath 5.0">Ω= { \{ω} rsub {1 } , { ω} rsub {2 } , {ω} rsub {3 } \}</annotation>
  </semantics>
</math>
</file>

<file path=Object 94/content.xml><?xml version="1.0" encoding="utf-8"?>
<math xmlns="http://www.w3.org/1998/Math/MathML" display="block">
  <semantics>
    <mrow>
      <mi>V</mi>
      <mo stretchy="false">=</mo>
      <mrow>
        <mo fence="true" stretchy="true">{</mo>
        <mrow>
          <mrow>
            <msub>
              <mi>v</mi>
              <mn>1</mn>
            </msub>
            <mi>,</mi>
            <msub>
              <mi>v</mi>
              <mn>2</mn>
            </msub>
            <mi>,</mi>
            <msub>
              <mi>v</mi>
              <mn>3</mn>
            </msub>
          </mrow>
        </mrow>
        <mo fence="true" stretchy="true">}</mo>
      </mrow>
    </mrow>
    <annotation encoding="StarMath 5.0">V= left lbrace {v} rsub {1} , {v} rsub {2} ,  {v} rsub {3} right rbrace</annotation>
  </semantics>
</math>
</file>

<file path=Object 96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row>
            <mrow>
              <msub>
                <mi>Y</mi>
                <mn>1</mn>
              </msub>
              <mo stretchy="false">=</mo>
              <msub>
                <mi>v</mi>
                <mn>1</mn>
              </msub>
            </mrow>
            <mi>,</mi>
            <mrow>
              <msub>
                <mi>Y</mi>
                <mn>2</mn>
              </msub>
              <mo stretchy="false">=</mo>
              <msub>
                <mi>v</mi>
                <mn>2</mn>
              </msub>
            </mrow>
            <mi>,</mi>
            <mrow>
              <msub>
                <mi>Y</mi>
                <mn>3</mn>
              </msub>
              <mo stretchy="false">=</mo>
              <msub>
                <mi>v</mi>
                <mn>3</mn>
              </msub>
            </mrow>
            <mi>,</mi>
            <mrow>
              <msub>
                <mi>Y</mi>
                <mn>4</mn>
              </msub>
              <mo stretchy="false">=</mo>
              <msub>
                <mi>v</mi>
                <mn>3</mn>
              </msub>
            </mrow>
            <mi>,</mi>
            <mrow>
              <msub>
                <mi>Y</mi>
                <mn>5</mn>
              </msub>
              <mo stretchy="false">=</mo>
              <msub>
                <mi>v</mi>
                <mn>2</mn>
              </msub>
            </mrow>
            <mi>,</mi>
            <mrow>
              <msub>
                <mi>Y</mi>
                <mn>6</mn>
              </msub>
              <mo stretchy="false">=</mo>
              <msub>
                <mi>v</mi>
                <mn>1</mn>
              </msub>
            </mrow>
            <mi>,</mi>
            <mrow>
              <msub>
                <mi>Y</mi>
                <mn>7</mn>
              </msub>
              <mo stretchy="false">=</mo>
              <msub>
                <mi>v</mi>
                <mn>1</mn>
              </msub>
            </mrow>
            <mi>,</mi>
            <mrow>
              <msub>
                <mi>Y</mi>
                <mn>8</mn>
              </msub>
              <mo stretchy="false">=</mo>
              <msub>
                <mi>v</mi>
                <mn>2</mn>
              </msub>
            </mrow>
            <mi>,</mi>
            <msub>
              <mi>Y</mi>
              <mn>9</mn>
            </msub>
            <mrow>
              <msub>
                <mrow>
                  <mrow/>
                  <msub>
                    <mi>v</mi>
                    <mn>3</mn>
                  </msub>
                  <mi>,</mi>
                  <mi>Y</mi>
                </mrow>
                <mn>10</mn>
              </msub>
              <mo stretchy="false">=</mo>
              <msub>
                <mi>v</mi>
                <mn>1</mn>
              </msub>
            </mrow>
          </mrow>
        </mrow>
        <mo fence="true" stretchy="true">}</mo>
      </mrow>
    </mrow>
    <annotation encoding="StarMath 5.0">Y= left lbrace {Y} rsub {1 } = {v} rsub {1} , {Y} rsub {2 } = {v} rsub {2} , {Y} rsub {3 } = {v} rsub {3} , {Y} rsub {4 } = {v} rsub {3} , {Y} rsub {5 } = {v} rsub {2} , {Y} rsub {6 } = {v} rsub {1} , {Y} rsub {7 } = {v} rsub {1} , {Y} rsub {8 } = {v} rsub {2} , {Y} rsub {9 } {= {v} rsub {3} ,Y} rsub {10 } = {v} rsub {1}   right rbrace</annotation>
  </semantics>
</math>
</file>

<file path=Object 98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0,571</mn>
              </mtd>
              <mtd>
                <mn>0,179</mn>
              </mtd>
              <mtd>
                <mn>0,250</mn>
              </mtd>
            </mtr>
            <mtr>
              <mtd>
                <mn>0,401</mn>
              </mtd>
              <mtd>
                <mn>0,528</mn>
              </mtd>
              <mtd>
                <mn>0,071</mn>
              </mtd>
            </mtr>
            <mtr>
              <mtd>
                <mn>0,561</mn>
              </mtd>
              <mtd>
                <mn>0,160</mn>
              </mtd>
              <mtd>
                <mn>0,279</mn>
              </mtd>
            </mtr>
          </mtable>
        </mrow>
        <mo fence="true" stretchy="true">]</mo>
      </mrow>
    </mrow>
    <annotation encoding="StarMath 5.0">A= left [matrix {{a} rsub {11} # {a} rsub {12} # {a} rsub {13} ## {a} rsub {21} # {a} rsub {22} # {a} rsub {23}   ## {a} rsub {31} # {a} rsub {32} # {a} rsub {33}} right ] = left [matrix {0,571 # 0,179 # 0,250 ## 0,401 # 0,528 # 0,071  ## 0,561 # 0,160 # 0,279} right ]</annotation>
  </semantics>
</math>
</file>